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ackground-color="#dddddd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dddddd" fo:border="0.06pt solid #000000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zas" table:style-name="ta1">
        <table:shapes>
          <draw:frame draw:z-index="0" draw:style-name="gr1" draw:text-style-name="P1" svg:width="159.97mm" svg:height="90.05mm" svg:x="205.4mm" svg:y="504.14mm">
            <loext:p draw:notify-on-update-of-ranges="czas.J103:czas.K103 czas.L103:czas.S103 czas.J104:czas.K104 czas.L104:czas.S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78mm" svg:x="503.31mm" svg:y="490.05mm">
            <loext:p draw:notify-on-update-of-ranges="czas.W103:czas.X103 czas.Y103:czas.AF103 czas.W104:czas.X104 czas.Y104:czas.AF104 czas.W103:czas.X103 czas.Y103:czas.AF103 czas.W105:czas.X105 czas.Y105:czas.AF105 czas.W103:czas.X103 czas.Y103:czas.AF103 czas.W106:czas.X106 czas.Y106:czas.AF106 czas.W103:czas.X103 czas.Y103:czas.AF103 czas.W107:czas.X107 czas.Y107:czas.AF1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78mm" svg:x="702.67mm" svg:y="486.88mm">
            <loext:p draw:notify-on-update-of-ranges="czas.Y103:czas.AF103 czas.W104:czas.X104 czas.Y104:czas.AF104 czas.Y103:czas.AF103 czas.W106:czas.X106 czas.Y106:czas.AF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78mm" svg:x="701.02mm" svg:y="583.56mm">
            <loext:p draw:notify-on-update-of-ranges="czas.Y103:czas.AF103 czas.W105:czas.X105 czas.Y105:czas.AF105 czas.Y103:czas.AF103 czas.W107:czas.X107 czas.Y107:czas.AF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12"/>
        <table:table-column table:style-name="co1" table:default-cell-style-name="ce14"/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default-cell-style-name="ce20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 table:number-columns-spanned="7" table:number-rows-spanned="7">
            <text:p>PMX EM</text:p>
          </table:table-cell>
          <table:covered-table-cell table:number-columns-repeated="6"/>
          <table:table-cell table:number-columns-repeated="5"/>
          <table:table-cell table:style-name="Default"/>
          <table:table-cell table:style-name="ce13" office:value-type="string" calcext:value-type="string" table:number-columns-spanned="5" table:number-rows-spanned="1">
            <text:p>Przetwarzanie grafu</text:p>
          </table:table-cell>
          <table:covered-table-cell table:style-name="ce8"/>
          <table:covered-table-cell table:number-columns-repeated="2" table:style-name="ce17"/>
          <table:covered-table-cell table:style-name="ce18"/>
          <table:table-cell table:number-columns-repeated="54"/>
        </table:table-row>
        <table:table-row table:style-name="ro2">
          <table:covered-table-cell table:number-columns-repeated="7"/>
          <table:table-cell table:number-columns-repeated="5"/>
          <table:table-cell table:style-name="Default"/>
          <table:table-cell table:style-name="ce5" office:value-type="string" calcext:value-type="string" table:number-columns-spanned="4" table:number-rows-spanned="1">
            <text:p>liczba wierzchołków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42" calcext:value-type="float">
            <text:p>42</text:p>
          </table:table-cell>
          <table:table-cell table:number-columns-repeated="54"/>
        </table:table-row>
        <table:table-row table:style-name="ro2">
          <table:covered-table-cell table:number-columns-repeated="7"/>
          <table:table-cell table:number-columns-repeated="5"/>
          <table:table-cell table:style-name="Default"/>
          <table:table-cell table:style-name="ce5" office:value-type="string" calcext:value-type="string" table:number-columns-spanned="4" table:number-rows-spanned="1">
            <text:p>czas przetwarzania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50" calcext:value-type="float">
            <text:p>50</text:p>
          </table:table-cell>
          <table:table-cell table:number-columns-repeated="54"/>
        </table:table-row>
        <table:table-row table:style-name="ro2">
          <table:covered-table-cell table:number-columns-repeated="7"/>
          <table:table-cell table:number-columns-repeated="5"/>
          <table:table-cell table:style-name="Default"/>
          <table:table-cell table:style-name="ce5" office:value-type="string" calcext:value-type="string" table:number-columns-spanned="4" table:number-rows-spanned="1">
            <text:p>operator krzyżowania</text:p>
          </table:table-cell>
          <table:covered-table-cell table:style-name="ce8"/>
          <table:covered-table-cell table:number-columns-repeated="2" table:style-name="ce17"/>
          <table:table-cell table:style-name="ce19" office:value-type="string" calcext:value-type="string">
            <text:p>PMX</text:p>
          </table:table-cell>
          <table:table-cell table:number-columns-repeated="2"/>
          <table:table-cell table:style-name="ce1" office:value-type="string" calcext:value-type="string" table:number-columns-spanned="7" table:number-rows-spanned="7">
            <text:p>EC EM</text:p>
          </table:table-cell>
          <table:covered-table-cell table:number-columns-repeated="6"/>
          <table:table-cell table:number-columns-repeated="28"/>
          <table:table-cell table:style-name="ce1" office:value-type="string" calcext:value-type="string" table:number-columns-spanned="7" table:number-rows-spanned="7">
            <text:p>EC GM</text:p>
          </table:table-cell>
          <table:covered-table-cell table:number-columns-repeated="6"/>
          <table:table-cell table:number-columns-repeated="10"/>
        </table:table-row>
        <table:table-row table:style-name="ro2">
          <table:covered-table-cell table:number-columns-repeated="7"/>
          <table:table-cell table:number-columns-repeated="5"/>
          <table:table-cell table:style-name="Default"/>
          <table:table-cell table:style-name="ce5" office:value-type="string" calcext:value-type="string" table:number-columns-spanned="4" table:number-rows-spanned="1">
            <text:p>operator mutacji</text:p>
          </table:table-cell>
          <table:covered-table-cell table:style-name="ce8"/>
          <table:covered-table-cell table:number-columns-repeated="2" table:style-name="ce17"/>
          <table:table-cell table:style-name="ce19" office:value-type="string" calcext:value-type="string">
            <text:p>MK</text:p>
          </table:table-cell>
          <table:table-cell table:number-columns-repeated="2"/>
          <table:covered-table-cell table:number-columns-repeated="7"/>
          <table:table-cell table:number-columns-repeated="11"/>
          <table:table-cell table:style-name="ce1" office:value-type="string" calcext:value-type="string" table:number-columns-spanned="7" table:number-rows-spanned="7">
            <text:p>PMX GM</text:p>
          </table:table-cell>
          <table:covered-table-cell table:number-columns-repeated="6"/>
          <table:table-cell table:number-columns-repeated="10"/>
          <table:covered-table-cell table:number-columns-repeated="7"/>
          <table:table-cell table:number-columns-repeated="10"/>
        </table:table-row>
        <table:table-row table:style-name="ro2">
          <table:covered-table-cell table:number-columns-repeated="7"/>
          <table:table-cell table:number-columns-repeated="2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covered-table-cell table:number-columns-repeated="7"/>
          <table:table-cell table:number-columns-repeated="11"/>
          <table:covered-table-cell table:number-columns-repeated="7"/>
          <table:table-cell table:number-columns-repeated="10"/>
          <table:covered-table-cell table:number-columns-repeated="7"/>
          <table:table-cell table:number-columns-repeated="10"/>
        </table:table-row>
        <table:table-row table:style-name="ro2">
          <table:covered-table-cell table:number-columns-repeated="7"/>
          <table:table-cell table:number-columns-repeated="2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covered-table-cell table:number-columns-repeated="7"/>
          <table:table-cell table:number-columns-repeated="11"/>
          <table:covered-table-cell table:number-columns-repeated="7"/>
          <table:table-cell table:number-columns-repeated="10"/>
          <table:covered-table-cell table:number-columns-repeated="7"/>
          <table:table-cell table:number-columns-repeated="10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64" calcext:value-type="float">
            <text:p>1364</text:p>
          </table:table-cell>
          <table:table-cell office:value-type="float" office:value="84595" calcext:value-type="float">
            <text:p>84595</text:p>
          </table:table-cell>
          <table:table-cell table:formula="of:=[.J8]" office:value-type="float" office:value="1" calcext:value-type="float">
            <text:p>1</text:p>
          </table:table-cell>
          <table:table-cell table:formula="of:=[.K8]" office:value-type="float" office:value="1000" calcext:value-type="float">
            <text:p>1000,00</text:p>
          </table:table-cell>
          <table:table-cell table:formula="of:=[.L8]" office:value-type="float" office:value="1364" calcext:value-type="float">
            <text:p>1364</text:p>
          </table:table-cell>
          <table:table-cell table:formula="of:=[.O8]/1000" office:value-type="float" office:value="1" calcext:value-type="float">
            <text:p>1,00</text:p>
          </table:table-cell>
          <table:table-cell table:formula="of:=ABS([.L8]-[.$R$6])/[.L8]*100" office:value-type="float" office:value="6.67155425219941" calcext:value-type="float">
            <text:p>6,67</text:p>
          </table:table-cell>
          <table:table-cell table:number-columns-repeated="2"/>
          <table:covered-table-cell table:number-columns-repeated="7"/>
          <table:table-cell table:number-columns-repeated="11"/>
          <table:covered-table-cell table:number-columns-repeated="7"/>
          <table:table-cell table:number-columns-repeated="10"/>
          <table:covered-table-cell table:number-columns-repeated="7"/>
          <table:table-cell table:number-columns-repeated="10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440" calcext:value-type="float">
            <text:p>1440</text:p>
          </table:table-cell>
          <table:table-cell office:value-type="float" office:value="85894" calcext:value-type="float">
            <text:p>85894</text:p>
          </table:table-cell>
          <table:table-cell table:formula="of:=[.J9]" office:value-type="float" office:value="2" calcext:value-type="float">
            <text:p>2</text:p>
          </table:table-cell>
          <table:table-cell table:formula="of:=[.K9]" office:value-type="float" office:value="1000" calcext:value-type="float">
            <text:p>1000,00</text:p>
          </table:table-cell>
          <table:table-cell table:formula="of:=[.L9]" office:value-type="float" office:value="1440" calcext:value-type="float">
            <text:p>1440</text:p>
          </table:table-cell>
          <table:table-cell table:formula="of:=[.O9]/1000" office:value-type="float" office:value="1" calcext:value-type="float">
            <text:p>1,00</text:p>
          </table:table-cell>
          <table:table-cell table:formula="of:=ABS([.L9]-[.$R$6])/[.L9]*100" office:value-type="float" office:value="11.5972222222222" calcext:value-type="float">
            <text:p>11,60</text:p>
          </table:table-cell>
          <table:table-cell table:number-columns-repeated="2"/>
          <table:covered-table-cell table:number-columns-repeated="7"/>
          <table:table-cell table:number-columns-repeated="11"/>
          <table:covered-table-cell table:number-columns-repeated="7"/>
          <table:table-cell table:number-columns-repeated="10"/>
          <table:covered-table-cell table:number-columns-repeated="7"/>
          <table:table-cell table:number-columns-repeated="10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384" calcext:value-type="float">
            <text:p>1384</text:p>
          </table:table-cell>
          <table:table-cell office:value-type="float" office:value="86293" calcext:value-type="float">
            <text:p>86293</text:p>
          </table:table-cell>
          <table:table-cell table:formula="of:=[.J10]" office:value-type="float" office:value="3" calcext:value-type="float">
            <text:p>3</text:p>
          </table:table-cell>
          <table:table-cell table:formula="of:=[.K10]" office:value-type="float" office:value="1000" calcext:value-type="float">
            <text:p>1000,00</text:p>
          </table:table-cell>
          <table:table-cell table:formula="of:=[.L10]" office:value-type="float" office:value="1384" calcext:value-type="float">
            <text:p>1384</text:p>
          </table:table-cell>
          <table:table-cell table:formula="of:=[.O10]/1000" office:value-type="float" office:value="1" calcext:value-type="float">
            <text:p>1,00</text:p>
          </table:table-cell>
          <table:table-cell table:formula="of:=ABS([.L10]-[.$R$6])/[.L10]*100" office:value-type="float" office:value="8.02023121387283" calcext:value-type="float">
            <text:p>8,02</text:p>
          </table:table-cell>
          <table:table-cell table:number-columns-repeated="2"/>
          <table:covered-table-cell table:number-columns-repeated="7"/>
          <table:table-cell table:number-columns-repeated="11"/>
          <table:covered-table-cell table:number-columns-repeated="7"/>
          <table:table-cell table:number-columns-repeated="10"/>
          <table:covered-table-cell table:number-columns-repeated="7"/>
          <table:table-cell table:number-columns-repeated="10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410" calcext:value-type="float">
            <text:p>1410</text:p>
          </table:table-cell>
          <table:table-cell office:value-type="float" office:value="86088" calcext:value-type="float">
            <text:p>86088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1000" calcext:value-type="float">
            <text:p>1000,00</text:p>
          </table:table-cell>
          <table:table-cell table:formula="of:=[.L11]" office:value-type="float" office:value="1410" calcext:value-type="float">
            <text:p>1410</text:p>
          </table:table-cell>
          <table:table-cell table:formula="of:=[.O11]/1000" office:value-type="float" office:value="1" calcext:value-type="float">
            <text:p>1,00</text:p>
          </table:table-cell>
          <table:table-cell table:formula="of:=ABS([.L11]-[.$R$6])/[.L11]*100" office:value-type="float" office:value="9.71631205673759" calcext:value-type="float">
            <text:p>9,72</text:p>
          </table:table-cell>
          <table:table-cell table:number-columns-repeated="20"/>
          <table:covered-table-cell table:number-columns-repeated="7"/>
          <table:table-cell table:number-columns-repeated="27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04" calcext:value-type="float">
            <text:p>1404</text:p>
          </table:table-cell>
          <table:table-cell office:value-type="float" office:value="86431" calcext:value-type="float">
            <text:p>86431</text:p>
          </table:table-cell>
          <table:table-cell table:formula="of:=[.J12]" office:value-type="float" office:value="5" calcext:value-type="float">
            <text:p>5</text:p>
          </table:table-cell>
          <table:table-cell table:formula="of:=[.K12]" office:value-type="float" office:value="1000" calcext:value-type="float">
            <text:p>1000,00</text:p>
          </table:table-cell>
          <table:table-cell table:formula="of:=[.L12]" office:value-type="float" office:value="1404" calcext:value-type="float">
            <text:p>1404</text:p>
          </table:table-cell>
          <table:table-cell table:formula="of:=[.O12]/1000" office:value-type="float" office:value="1" calcext:value-type="float">
            <text:p>1,00</text:p>
          </table:table-cell>
          <table:table-cell table:formula="of:=ABS([.L12]-[.$R$6])/[.L12]*100" office:value-type="float" office:value="9.33048433048433" calcext:value-type="float">
            <text:p>9,33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51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394" calcext:value-type="float">
            <text:p>1394</text:p>
          </table:table-cell>
          <table:table-cell office:value-type="float" office:value="86190" calcext:value-type="float">
            <text:p>86190</text:p>
          </table:table-cell>
          <table:table-cell table:formula="of:=[.J13]" office:value-type="float" office:value="6" calcext:value-type="float">
            <text:p>6</text:p>
          </table:table-cell>
          <table:table-cell table:formula="of:=[.K13]" office:value-type="float" office:value="1000" calcext:value-type="float">
            <text:p>1000,00</text:p>
          </table:table-cell>
          <table:table-cell table:formula="of:=[.L13]" office:value-type="float" office:value="1394" calcext:value-type="float">
            <text:p>1394</text:p>
          </table:table-cell>
          <table:table-cell table:formula="of:=[.O13]/1000" office:value-type="float" office:value="1" calcext:value-type="float">
            <text:p>1,00</text:p>
          </table:table-cell>
          <table:table-cell table:formula="of:=ABS([.L13]-[.$R$6])/[.L13]*100" office:value-type="float" office:value="8.68005738880918" calcext:value-type="float">
            <text:p>8,68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21"/>
          <table:table-cell table:style-name="ce4" office:value-type="string" calcext:value-type="string" table:number-columns-spanned="10" table:number-rows-spanned="1">
            <text:p>PMX MG</text:p>
          </table:table-cell>
          <table:covered-table-cell table:number-columns-repeated="9"/>
          <table:table-cell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6"/>
          <table:table-cell table:style-name="ce4" office:value-type="string" calcext:value-type="string" table:number-columns-spanned="10" table:number-rows-spanned="1">
            <text:p>EC GM</text:p>
          </table:table-cell>
          <table:covered-table-cell table:number-columns-repeated="9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388" calcext:value-type="float">
            <text:p>1388</text:p>
          </table:table-cell>
          <table:table-cell office:value-type="float" office:value="86949" calcext:value-type="float">
            <text:p>86949</text:p>
          </table:table-cell>
          <table:table-cell table:formula="of:=[.J14]" office:value-type="float" office:value="7" calcext:value-type="float">
            <text:p>7</text:p>
          </table:table-cell>
          <table:table-cell table:formula="of:=[.K14]" office:value-type="float" office:value="1000" calcext:value-type="float">
            <text:p>1000,00</text:p>
          </table:table-cell>
          <table:table-cell table:formula="of:=[.L14]" office:value-type="float" office:value="1388" calcext:value-type="float">
            <text:p>1388</text:p>
          </table:table-cell>
          <table:table-cell table:formula="of:=[.O14]/1000" office:value-type="float" office:value="1" calcext:value-type="float">
            <text:p>1,00</text:p>
          </table:table-cell>
          <table:table-cell table:formula="of:=ABS([.L14]-[.$R$6])/[.L14]*100" office:value-type="float" office:value="8.28530259365994" calcext:value-type="float">
            <text:p>8,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style-name="ce4" office:value-type="string" calcext:value-type="string" table:number-columns-spanned="10" table:number-rows-spanned="1">
            <text:p>EC EM</text:p>
          </table:table-cell>
          <table:covered-table-cell table:number-columns-repeated="9"/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5"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4"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83" calcext:value-type="float">
            <text:p>1383</text:p>
          </table:table-cell>
          <table:table-cell office:value-type="float" office:value="85652" calcext:value-type="float">
            <text:p>85652</text:p>
          </table:table-cell>
          <table:table-cell table:formula="of:=[.J15]" office:value-type="float" office:value="8" calcext:value-type="float">
            <text:p>8</text:p>
          </table:table-cell>
          <table:table-cell table:formula="of:=[.K15]" office:value-type="float" office:value="1000" calcext:value-type="float">
            <text:p>1000,00</text:p>
          </table:table-cell>
          <table:table-cell table:formula="of:=[.L15]" office:value-type="float" office:value="1383" calcext:value-type="float">
            <text:p>1383</text:p>
          </table:table-cell>
          <table:table-cell table:formula="of:=[.O15]/1000" office:value-type="float" office:value="1" calcext:value-type="float">
            <text:p>1,00</text:p>
          </table:table-cell>
          <table:table-cell table:formula="of:=ABS([.L15]-[.$R$6])/[.L15]*100" office:value-type="float" office:value="7.95372378886479" calcext:value-type="float">
            <text:p>7,9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8"/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Średni błąd [%]</text:p>
          </table:table-cell>
          <table:covered-table-cell table:style-name="ce9"/>
          <table:table-cell table:style-name="ce11" table:formula="of:=[.$AO$23]" office:value-type="float" office:value="16.38408" calcext:value-type="float">
            <text:p>16,38</text:p>
          </table:table-cell>
          <table:table-cell table:style-name="ce11" table:formula="of:=[.$AO$33]" office:value-type="float" office:value="10.296716" calcext:value-type="float">
            <text:p>10,30</text:p>
          </table:table-cell>
          <table:table-cell table:style-name="ce11" table:formula="of:=[.$AO$43]" office:value-type="float" office:value="9.124188" calcext:value-type="float">
            <text:p>9,12</text:p>
          </table:table-cell>
          <table:table-cell table:style-name="ce11" table:formula="of:=[.$AO$53]" office:value-type="float" office:value="10.735533" calcext:value-type="float">
            <text:p>10,74</text:p>
          </table:table-cell>
          <table:table-cell table:style-name="ce11" table:formula="of:=[.$AO$63]" office:value-type="float" office:value="12.301761" calcext:value-type="float">
            <text:p>12,30</text:p>
          </table:table-cell>
          <table:table-cell table:style-name="ce11" table:formula="of:=[.$AO$73]" office:value-type="float" office:value="8.131654" calcext:value-type="float">
            <text:p>8,13</text:p>
          </table:table-cell>
          <table:table-cell table:style-name="ce11" table:formula="of:=[.$AO$83]" office:value-type="float" office:value="6.961879" calcext:value-type="float">
            <text:p>6,96</text:p>
          </table:table-cell>
          <table:table-cell table:style-name="ce11" office:value-type="float" office:value="6.29" calcext:value-type="float">
            <text:p>6,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table:style-name="ce5" office:value-type="string" calcext:value-type="string" table:number-columns-spanned="2" table:number-rows-spanned="1">
            <text:p>Średni błąd [%]</text:p>
          </table:table-cell>
          <table:covered-table-cell table:style-name="ce9"/>
          <table:table-cell table:style-name="ce11" table:formula="of:=[.$BF$17]" office:value-type="float" office:value="45.5361" calcext:value-type="float">
            <text:p>45,54</text:p>
          </table:table-cell>
          <table:table-cell table:style-name="ce11" table:formula="of:=[.$BF$22]" office:value-type="float" office:value="42.6042" calcext:value-type="float">
            <text:p>42,60</text:p>
          </table:table-cell>
          <table:table-cell table:style-name="ce11" table:formula="of:=[.$BF$27]" office:value-type="float" office:value="43.0207" calcext:value-type="float">
            <text:p>43,02</text:p>
          </table:table-cell>
          <table:table-cell table:style-name="ce11" table:formula="of:=[.$BF$32]" office:value-type="float" office:value="41.6275" calcext:value-type="float">
            <text:p>41,63</text:p>
          </table:table-cell>
          <table:table-cell table:style-name="ce11" table:formula="of:=[.$BF$37]" office:value-type="float" office:value="42.1445" calcext:value-type="float">
            <text:p>42,14</text:p>
          </table:table-cell>
          <table:table-cell table:style-name="ce11" table:formula="of:=[.$BF$42]" office:value-type="float" office:value="40.8201" calcext:value-type="float">
            <text:p>40,82</text:p>
          </table:table-cell>
          <table:table-cell table:style-name="ce11" table:formula="of:=[.$BF$47]" office:value-type="float" office:value="41.9867" calcext:value-type="float">
            <text:p>41,99</text:p>
          </table:table-cell>
          <table:table-cell table:style-name="ce11" table:formula="of:=[.$BF$52]" office:value-type="float" office:value="38.5565" calcext:value-type="float">
            <text:p>38,56</text:p>
          </table:table-cell>
        </table:table-row>
        <table:table-row table:style-name="ro2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407" calcext:value-type="float">
            <text:p>1407</text:p>
          </table:table-cell>
          <table:table-cell office:value-type="float" office:value="86070" calcext:value-type="float">
            <text:p>86070</text:p>
          </table:table-cell>
          <table:table-cell table:formula="of:=[.J16]" office:value-type="float" office:value="9" calcext:value-type="float">
            <text:p>9</text:p>
          </table:table-cell>
          <table:table-cell table:formula="of:=[.K16]" office:value-type="float" office:value="1000" calcext:value-type="float">
            <text:p>1000,00</text:p>
          </table:table-cell>
          <table:table-cell table:formula="of:=[.L16]" office:value-type="float" office:value="1407" calcext:value-type="float">
            <text:p>1407</text:p>
          </table:table-cell>
          <table:table-cell table:formula="of:=[.O16]/1000" office:value-type="float" office:value="1" calcext:value-type="float">
            <text:p>1,00</text:p>
          </table:table-cell>
          <table:table-cell table:formula="of:=ABS([.L16]-[.$R$6])/[.L16]*100" office:value-type="float" office:value="9.52380952380952" calcext:value-type="float">
            <text:p>9,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.071" calcext:value-type="float">
            <text:p>1000,071</text:p>
          </table:table-cell>
          <table:table-cell office:value-type="float" office:value="2362" calcext:value-type="float">
            <text:p>2362</text:p>
          </table:table-cell>
          <table:table-cell office:value-type="float" office:value="46.104996" calcext:value-type="float">
            <text:p>46,104996</text:p>
          </table:table-cell>
          <table:table-cell office:value-type="float" office:value="3386" calcext:value-type="float">
            <text:p>3386</text:p>
          </table:table-cell>
          <table:table-cell/>
          <table:table-cell table:style-name="ce5" office:value-type="string" calcext:value-type="string" table:number-columns-spanned="2" table:number-rows-spanned="1">
            <text:p>Średni błąd [%]</text:p>
          </table:table-cell>
          <table:covered-table-cell table:style-name="ce9"/>
          <table:table-cell table:style-name="ce11" table:formula="of:=[.$W$21]" office:value-type="float" office:value="46.839959" calcext:value-type="float">
            <text:p>46,84</text:p>
          </table:table-cell>
          <table:table-cell table:style-name="ce11" table:formula="of:=[.$W$31]" office:value-type="float" office:value="44.156793" calcext:value-type="float">
            <text:p>44,16</text:p>
          </table:table-cell>
          <table:table-cell table:style-name="ce11" table:formula="of:=[.$W$41]" office:value-type="float" office:value="43.544171" calcext:value-type="float">
            <text:p>43,54</text:p>
          </table:table-cell>
          <table:table-cell table:style-name="ce11" table:formula="of:=[.$W$51]" office:value-type="float" office:value="42.63304" calcext:value-type="float">
            <text:p>42,63</text:p>
          </table:table-cell>
          <table:table-cell table:style-name="ce11" table:formula="of:=[.$W$61]" office:value-type="float" office:value="41.89402" calcext:value-type="float">
            <text:p>41,89</text:p>
          </table:table-cell>
          <table:table-cell table:style-name="ce11" table:formula="of:=[.$W$71]" office:value-type="float" office:value="41.710923" calcext:value-type="float">
            <text:p>41,71</text:p>
          </table:table-cell>
          <table:table-cell table:style-name="ce11" table:formula="of:=[.$W$81]" office:value-type="float" office:value="41.220002" calcext:value-type="float">
            <text:p>41,22</text:p>
          </table:table-cell>
          <table:table-cell table:style-name="ce11" office:value-type="float" office:value="41.1" calcext:value-type="float">
            <text:p>41,10</text:p>
          </table:table-cell>
          <table:table-cell table:style-name="ce18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07" calcext:value-type="float">
            <text:p>1407</text:p>
          </table:table-cell>
          <table:table-cell office:value-type="float" office:value="85865" calcext:value-type="float">
            <text:p>85865</text:p>
          </table:table-cell>
          <table:table-cell table:formula="of:=[.J17]" office:value-type="float" office:value="10" calcext:value-type="float">
            <text:p>10</text:p>
          </table:table-cell>
          <table:table-cell table:formula="of:=[.K17]" office:value-type="float" office:value="1000" calcext:value-type="float">
            <text:p>1000,00</text:p>
          </table:table-cell>
          <table:table-cell table:formula="of:=[.L17]" office:value-type="float" office:value="1407" calcext:value-type="float">
            <text:p>1407</text:p>
          </table:table-cell>
          <table:table-cell table:formula="of:=[.O17]/1000" office:value-type="float" office:value="1" calcext:value-type="float">
            <text:p>1,00</text:p>
          </table:table-cell>
          <table:table-cell table:formula="of:=ABS([.L17]-[.$R$6])/[.L17]*100" office:value-type="float" office:value="9.52380952380952" calcext:value-type="float">
            <text:p>9,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.077" calcext:value-type="float">
            <text:p>1000,077</text:p>
          </table:table-cell>
          <table:table-cell office:value-type="float" office:value="2443" calcext:value-type="float">
            <text:p>2443</text:p>
          </table:table-cell>
          <table:table-cell office:value-type="float" office:value="47.891936" calcext:value-type="float">
            <text:p>47,891936</text:p>
          </table:table-cell>
          <table:table-cell office:value-type="float" office:value="3392" calcext:value-type="float">
            <text:p>3392</text:p>
          </table:table-cell>
          <table:table-cell table:number-columns-repeated="7"/>
          <table:table-cell table:style-name="ce5" table:number-columns-spanned="4" table:number-rows-spanned="1"/>
          <table:covered-table-cell table:style-name="ce8"/>
          <table:covered-table-cell table:number-columns-repeated="2" table:style-name="ce17"/>
          <table:table-cell table:style-name="ce18"/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338" calcext:value-type="float">
            <text:p>2338</text:p>
          </table:table-cell>
          <table:table-cell office:value-type="float" office:value="45.5361" calcext:value-type="float">
            <text:p>45,5361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[.J18]" office:value-type="float" office:value="11" calcext:value-type="float">
            <text:p>11</text:p>
          </table:table-cell>
          <table:table-cell table:formula="of:=[.K18]" office:value-type="float" office:value="1000" calcext:value-type="float">
            <text:p>1000,00</text:p>
          </table:table-cell>
          <table:table-cell table:formula="of:=[.L18]" office:value-type="float" office:value="1386" calcext:value-type="float">
            <text:p>1386</text:p>
          </table:table-cell>
          <table:table-cell table:formula="of:=[.O18]/1000" office:value-type="float" office:value="1" calcext:value-type="float">
            <text:p>1,00</text:p>
          </table:table-cell>
          <table:table-cell table:formula="of:=ABS([.L18]-[.$R$6])/[.L18]*100" office:value-type="float" office:value="8.15295815295815" calcext:value-type="float">
            <text:p>8,15</text:p>
          </table:table-cell>
          <table:table-cell table:number-columns-repeated="2"/>
          <table:table-cell office:value-type="string" calcext:value-type="string">
            <text:p><text:tab/>3</text:p>
          </table:table-cell>
          <table:table-cell office:value-type="float" office:value="1000.197" calcext:value-type="float">
            <text:p>1000,197</text:p>
          </table:table-cell>
          <table:table-cell office:value-type="float" office:value="2457" calcext:value-type="float">
            <text:p>2457</text:p>
          </table:table-cell>
          <table:table-cell office:value-type="float" office:value="48.188848" calcext:value-type="float">
            <text:p>48,188848</text:p>
          </table:table-cell>
          <table:table-cell office:value-type="float" office:value="3317" calcext:value-type="float">
            <text:p>3317</text:p>
          </table:table-cell>
          <table:table-cell table:number-columns-repeated="7"/>
          <table:table-cell table:style-name="ce5" table:number-columns-spanned="4" table:number-rows-spanned="1"/>
          <table:covered-table-cell table:style-name="ce8"/>
          <table:covered-table-cell table:number-columns-repeated="2" table:style-name="ce17"/>
          <table:table-cell table:style-name="ce19"/>
          <table:table-cell/>
          <table:table-cell office:value-type="float" office:value="1" calcext:value-type="float">
            <text:p>1</text:p>
          </table:table-cell>
          <table:table-cell office:value-type="float" office:value="1000.127" calcext:value-type="float">
            <text:p>1000,127</text:p>
          </table:table-cell>
          <table:table-cell office:value-type="float" office:value="1586" calcext:value-type="float">
            <text:p>1586</text:p>
          </table:table-cell>
          <table:table-cell office:value-type="float" office:value="19.735183" calcext:value-type="float">
            <text:p>19,735183</text:p>
          </table:table-cell>
          <table:table-cell office:value-type="float" office:value="74860" calcext:value-type="float">
            <text:p>74860</text:p>
          </table:table-cell>
          <table:table-cell table:number-columns-repeated="1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[.J19]" office:value-type="float" office:value="12" calcext:value-type="float">
            <text:p>12</text:p>
          </table:table-cell>
          <table:table-cell table:formula="of:=[.K19]" office:value-type="float" office:value="1000" calcext:value-type="float">
            <text:p>1000,00</text:p>
          </table:table-cell>
          <table:table-cell table:formula="of:=[.L19]" office:value-type="float" office:value="1404" calcext:value-type="float">
            <text:p>1404</text:p>
          </table:table-cell>
          <table:table-cell table:formula="of:=[.O19]/1000" office:value-type="float" office:value="1" calcext:value-type="float">
            <text:p>1,00</text:p>
          </table:table-cell>
          <table:table-cell table:formula="of:=ABS([.L19]-[.$R$6])/[.L19]*100" office:value-type="float" office:value="9.33048433048433" calcext:value-type="float">
            <text:p>9,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.091" calcext:value-type="float">
            <text:p>1000,091</text:p>
          </table:table-cell>
          <table:table-cell office:value-type="float" office:value="2332" calcext:value-type="float">
            <text:p>2332</text:p>
          </table:table-cell>
          <table:table-cell office:value-type="float" office:value="45.411664" calcext:value-type="float">
            <text:p>45,411664</text:p>
          </table:table-cell>
          <table:table-cell office:value-type="float" office:value="3186" calcext:value-type="float">
            <text:p>3186</text:p>
          </table:table-cell>
          <table:table-cell table:number-columns-repeated="7"/>
          <table:table-cell table:style-name="ce5" table:number-columns-spanned="4" table:number-rows-spanned="1"/>
          <table:covered-table-cell table:style-name="ce8"/>
          <table:covered-table-cell table:number-columns-repeated="2" table:style-name="ce17"/>
          <table:table-cell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1000.07" calcext:value-type="float">
            <text:p>1000,07</text:p>
          </table:table-cell>
          <table:table-cell office:value-type="float" office:value="1585" calcext:value-type="float">
            <text:p>1585</text:p>
          </table:table-cell>
          <table:table-cell office:value-type="float" office:value="19.684543" calcext:value-type="float">
            <text:p>19,684543</text:p>
          </table:table-cell>
          <table:table-cell office:value-type="float" office:value="78429" calcext:value-type="float">
            <text:p>78429</text:p>
          </table:table-cell>
          <table:table-cell table:number-columns-repeated="1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1383" calcext:value-type="float">
            <text:p>1383</text:p>
          </table:table-cell>
          <table:table-cell/>
          <table:table-cell table:formula="of:=[.J20]" office:value-type="float" office:value="13" calcext:value-type="float">
            <text:p>13</text:p>
          </table:table-cell>
          <table:table-cell table:formula="of:=[.K20]" office:value-type="float" office:value="1000" calcext:value-type="float">
            <text:p>1000,00</text:p>
          </table:table-cell>
          <table:table-cell table:formula="of:=[.L20]" office:value-type="float" office:value="1383" calcext:value-type="float">
            <text:p>1383</text:p>
          </table:table-cell>
          <table:table-cell table:formula="of:=[.O20]/1000" office:value-type="float" office:value="1" calcext:value-type="float">
            <text:p>1,00</text:p>
          </table:table-cell>
          <table:table-cell table:formula="of:=ABS([.L20]-[.$R$6])/[.L20]*100" office:value-type="float" office:value="7.95372378886479" calcext:value-type="float">
            <text:p>7,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.204" calcext:value-type="float">
            <text:p>1000,204</text:p>
          </table:table-cell>
          <table:table-cell office:value-type="float" office:value="2384" calcext:value-type="float">
            <text:p>2384</text:p>
          </table:table-cell>
          <table:table-cell office:value-type="float" office:value="46.602349" calcext:value-type="float">
            <text:p>46,602349</text:p>
          </table:table-cell>
          <table:table-cell office:value-type="float" office:value="3091" calcext:value-type="float">
            <text:p>3091</text:p>
          </table:table-cell>
          <table:table-cell table:number-columns-repeated="3"/>
          <table:table-cell table:style-name="ce2" table:number-columns-spanned="3" table:number-rows-spanned="1"/>
          <table:covered-table-cell table:number-columns-repeated="2" table:style-name="ce6"/>
          <table:table-cell table:style-name="ce6"/>
          <table:table-cell table:style-name="ce5" table:number-columns-spanned="4" table:number-rows-spanned="1"/>
          <table:covered-table-cell table:style-name="ce8"/>
          <table:covered-table-cell table:number-columns-repeated="2" table:style-name="ce17"/>
          <table:table-cell table:style-name="ce18"/>
          <table:table-cell/>
          <table:table-cell office:value-type="float" office:value="3" calcext:value-type="float">
            <text:p>3</text:p>
          </table:table-cell>
          <table:table-cell office:value-type="float" office:value="1000.045" calcext:value-type="float">
            <text:p>1000,045</text:p>
          </table:table-cell>
          <table:table-cell office:value-type="float" office:value="1529" calcext:value-type="float">
            <text:p>1529</text:p>
          </table:table-cell>
          <table:table-cell office:value-type="float" office:value="16.742969" calcext:value-type="float">
            <text:p>16,742969</text:p>
          </table:table-cell>
          <table:table-cell office:value-type="float" office:value="86620" calcext:value-type="float">
            <text:p>8662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J21]" office:value-type="float" office:value="14" calcext:value-type="float">
            <text:p>14</text:p>
          </table:table-cell>
          <table:table-cell table:formula="of:=[.K21]" office:value-type="float" office:value="1000" calcext:value-type="float">
            <text:p>1000,00</text:p>
          </table:table-cell>
          <table:table-cell table:formula="of:=[.L21]" office:value-type="float" office:value="1384" calcext:value-type="float">
            <text:p>1384</text:p>
          </table:table-cell>
          <table:table-cell table:formula="of:=[.O21]/1000" office:value-type="float" office:value="1" calcext:value-type="float">
            <text:p>1,00</text:p>
          </table:table-cell>
          <table:table-cell table:formula="of:=ABS([.L21]-[.$R$6])/[.L21]*100" office:value-type="float" office:value="8.02023121387283" calcext:value-type="float">
            <text:p>8,02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395" calcext:value-type="float">
            <text:p>2395</text:p>
          </table:table-cell>
          <table:table-cell office:value-type="float" office:value="46.839959" calcext:value-type="float">
            <text:p>46,839959</text:p>
          </table:table-cell>
          <table:table-cell table:number-columns-repeated="5"/>
          <table:table-cell table:style-name="ce3" table:number-columns-repeated="9"/>
          <table:table-cell/>
          <table:table-cell office:value-type="float" office:value="4" calcext:value-type="float">
            <text:p>4</text:p>
          </table:table-cell>
          <table:table-cell office:value-type="float" office:value="1000.051" calcext:value-type="float">
            <text:p>1000,051</text:p>
          </table:table-cell>
          <table:table-cell office:value-type="float" office:value="1440" calcext:value-type="float">
            <text:p>1440</text:p>
          </table:table-cell>
          <table:table-cell office:value-type="float" office:value="11.597222" calcext:value-type="float">
            <text:p>11,597222</text:p>
          </table:table-cell>
          <table:table-cell office:value-type="float" office:value="88348" calcext:value-type="float">
            <text:p>8834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J22]" office:value-type="float" office:value="15" calcext:value-type="float">
            <text:p>15</text:p>
          </table:table-cell>
          <table:table-cell table:formula="of:=[.K22]" office:value-type="float" office:value="1000" calcext:value-type="float">
            <text:p>1000,00</text:p>
          </table:table-cell>
          <table:table-cell table:formula="of:=[.L22]" office:value-type="float" office:value="1402" calcext:value-type="float">
            <text:p>1402</text:p>
          </table:table-cell>
          <table:table-cell table:formula="of:=[.O22]/1000" office:value-type="float" office:value="1" calcext:value-type="float">
            <text:p>1,00</text:p>
          </table:table-cell>
          <table:table-cell table:formula="of:=ABS([.L22]-[.$R$6])/[.L22]*100" office:value-type="float" office:value="9.20114122681883" calcext:value-type="float">
            <text:p>9,20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0"/>
          <table:table-cell table:style-name="ce12"/>
          <table:table-cell table:style-name="ce14"/>
          <table:table-cell table:style-name="ce15"/>
          <table:table-cell/>
          <table:table-cell table:style-name="ce15"/>
          <table:table-cell table:style-name="ce20"/>
          <table:table-cell/>
          <table:table-cell office:value-type="float" office:value="5" calcext:value-type="float">
            <text:p>5</text:p>
          </table:table-cell>
          <table:table-cell office:value-type="float" office:value="1000.048" calcext:value-type="float">
            <text:p>1000,048</text:p>
          </table:table-cell>
          <table:table-cell office:value-type="float" office:value="1483" calcext:value-type="float">
            <text:p>1483</text:p>
          </table:table-cell>
          <table:table-cell office:value-type="float" office:value="14.160486" calcext:value-type="float">
            <text:p>14,160486</text:p>
          </table:table-cell>
          <table:table-cell office:value-type="float" office:value="87031" calcext:value-type="float">
            <text:p>87031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218" calcext:value-type="float">
            <text:p>2218</text:p>
          </table:table-cell>
          <table:table-cell office:value-type="float" office:value="42.6042" calcext:value-type="float">
            <text:p>42,6042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383" calcext:value-type="float">
            <text:p>1383</text:p>
          </table:table-cell>
          <table:table-cell/>
          <table:table-cell table:formula="of:=[.J23]" office:value-type="float" office:value="16" calcext:value-type="float">
            <text:p>16</text:p>
          </table:table-cell>
          <table:table-cell table:formula="of:=[.K23]" office:value-type="float" office:value="1000" calcext:value-type="float">
            <text:p>1000,00</text:p>
          </table:table-cell>
          <table:table-cell table:formula="of:=[.L23]" office:value-type="float" office:value="1383" calcext:value-type="float">
            <text:p>1383</text:p>
          </table:table-cell>
          <table:table-cell table:formula="of:=[.O23]/1000" office:value-type="float" office:value="1" calcext:value-type="float">
            <text:p>1,00</text:p>
          </table:table-cell>
          <table:table-cell table:formula="of:=ABS([.L23]-[.$R$6])/[.L23]*100" office:value-type="float" office:value="7.95372378886479" calcext:value-type="float">
            <text:p>7,95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8"/>
          <table:table-cell table:style-name="ce12"/>
          <table:table-cell table:style-name="ce14"/>
          <table:table-cell table:style-name="ce15"/>
          <table:table-cell/>
          <table:table-cell table:style-name="ce15"/>
          <table:table-cell table:style-name="ce20"/>
          <table:table-cell/>
          <table:table-cell office:value-type="string" calcext:value-type="string">
            <text:p>AVG</text:p>
          </table:table-cell>
          <table:table-cell office:value-type="float" office:value="1524" calcext:value-type="float">
            <text:p>1524</text:p>
          </table:table-cell>
          <table:table-cell office:value-type="float" office:value="16.38408" calcext:value-type="float">
            <text:p>16,38408</text:p>
          </table:table-cell>
          <table:table-cell table:number-columns-repeated="14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375" calcext:value-type="float">
            <text:p>1375</text:p>
          </table:table-cell>
          <table:table-cell/>
          <table:table-cell table:formula="of:=[.J24]" office:value-type="float" office:value="17" calcext:value-type="float">
            <text:p>17</text:p>
          </table:table-cell>
          <table:table-cell table:formula="of:=[.K24]" office:value-type="float" office:value="1000" calcext:value-type="float">
            <text:p>1000,00</text:p>
          </table:table-cell>
          <table:table-cell table:formula="of:=[.L24]" office:value-type="float" office:value="1375" calcext:value-type="float">
            <text:p>1375</text:p>
          </table:table-cell>
          <table:table-cell table:formula="of:=[.O24]/1000" office:value-type="float" office:value="1" calcext:value-type="float">
            <text:p>1,00</text:p>
          </table:table-cell>
          <table:table-cell table:formula="of:=ABS([.L24]-[.$R$6])/[.L24]*100" office:value-type="float" office:value="7.41818181818182" calcext:value-type="float">
            <text:p>7,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8"/>
          <table:table-cell table:style-name="ce12"/>
          <table:table-cell table:style-name="ce14"/>
          <table:table-cell table:style-name="ce15"/>
          <table:table-cell/>
          <table:table-cell table:style-name="ce15"/>
          <table:table-cell table:style-name="ce20"/>
          <table:table-cell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[.J25]" office:value-type="float" office:value="18" calcext:value-type="float">
            <text:p>18</text:p>
          </table:table-cell>
          <table:table-cell table:formula="of:=[.K25]" office:value-type="float" office:value="1000" calcext:value-type="float">
            <text:p>1000,00</text:p>
          </table:table-cell>
          <table:table-cell table:formula="of:=[.L25]" office:value-type="float" office:value="1396" calcext:value-type="float">
            <text:p>1396</text:p>
          </table:table-cell>
          <table:table-cell table:formula="of:=[.O25]/1000" office:value-type="float" office:value="1" calcext:value-type="float">
            <text:p>1,00</text:p>
          </table:table-cell>
          <table:table-cell table:formula="of:=ABS([.L25]-[.$R$6])/[.L25]*100" office:value-type="float" office:value="8.810888252149" calcext:value-type="float">
            <text:p>8,8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6"/>
          <table:table-cell table:style-name="ce12"/>
          <table:table-cell table:style-name="ce14"/>
          <table:table-cell table:style-name="ce15"/>
          <table:table-cell/>
          <table:table-cell table:style-name="ce15"/>
          <table:table-cell table:style-name="ce20"/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465" calcext:value-type="float">
            <text:p>1465</text:p>
          </table:table-cell>
          <table:table-cell/>
          <table:table-cell table:formula="of:=[.J26]" office:value-type="float" office:value="19" calcext:value-type="float">
            <text:p>19</text:p>
          </table:table-cell>
          <table:table-cell table:formula="of:=[.K26]" office:value-type="float" office:value="1000" calcext:value-type="float">
            <text:p>1000,00</text:p>
          </table:table-cell>
          <table:table-cell table:formula="of:=[.L26]" office:value-type="float" office:value="1465" calcext:value-type="float">
            <text:p>1465</text:p>
          </table:table-cell>
          <table:table-cell table:formula="of:=[.O26]/1000" office:value-type="float" office:value="1" calcext:value-type="float">
            <text:p>1,00</text:p>
          </table:table-cell>
          <table:table-cell table:formula="of:=ABS([.L26]-[.$R$6])/[.L26]*100" office:value-type="float" office:value="13.1058020477816" calcext:value-type="float">
            <text:p>13,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0.068" calcext:value-type="float">
            <text:p>5000,068</text:p>
          </table:table-cell>
          <table:table-cell office:value-type="float" office:value="2355" calcext:value-type="float">
            <text:p>2355</text:p>
          </table:table-cell>
          <table:table-cell office:value-type="float" office:value="45.944798" calcext:value-type="float">
            <text:p>45,944798</text:p>
          </table:table-cell>
          <table:table-cell office:value-type="float" office:value="16150" calcext:value-type="float">
            <text:p>16150</text:p>
          </table:table-cell>
          <table:table-cell table:number-columns-repeated="6"/>
          <table:table-cell table:style-name="ce12"/>
          <table:table-cell table:style-name="ce14"/>
          <table:table-cell table:style-name="ce15"/>
          <table:table-cell/>
          <table:table-cell table:style-name="ce15"/>
          <table:table-cell table:style-name="ce20"/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J27]" office:value-type="float" office:value="20" calcext:value-type="float">
            <text:p>20</text:p>
          </table:table-cell>
          <table:table-cell table:formula="of:=[.K27]" office:value-type="float" office:value="1000" calcext:value-type="float">
            <text:p>1000,00</text:p>
          </table:table-cell>
          <table:table-cell table:formula="of:=[.L27]" office:value-type="float" office:value="1420" calcext:value-type="float">
            <text:p>1420</text:p>
          </table:table-cell>
          <table:table-cell table:formula="of:=[.O27]/1000" office:value-type="float" office:value="1" calcext:value-type="float">
            <text:p>1,00</text:p>
          </table:table-cell>
          <table:table-cell table:formula="of:=ABS([.L27]-[.$R$6])/[.L27]*100" office:value-type="float" office:value="10.3521126760563" calcext:value-type="float">
            <text:p>10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0.111" calcext:value-type="float">
            <text:p>5000,111</text:p>
          </table:table-cell>
          <table:table-cell office:value-type="float" office:value="2210" calcext:value-type="float">
            <text:p>2210</text:p>
          </table:table-cell>
          <table:table-cell office:value-type="float" office:value="42.39819" calcext:value-type="float">
            <text:p>42,39819</text:p>
          </table:table-cell>
          <table:table-cell office:value-type="float" office:value="16430" calcext:value-type="float">
            <text:p>16430</text:p>
          </table:table-cell>
          <table:table-cell table:number-columns-repeated="3"/>
          <table:table-cell table:style-name="ce4" table:number-columns-spanned="3" table:number-rows-spanned="1"/>
          <table:covered-table-cell table:style-name="ce7"/>
          <table:covered-table-cell table:style-name="ce10"/>
          <table:table-cell table:style-name="ce10" table:number-columns-repeated="2"/>
          <table:table-cell table:style-name="ce16"/>
          <table:table-cell table:style-name="ce10"/>
          <table:table-cell table:style-name="ce16" table:number-columns-repeated="2"/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235" calcext:value-type="float">
            <text:p>2235</text:p>
          </table:table-cell>
          <table:table-cell office:value-type="float" office:value="43.0207" calcext:value-type="float">
            <text:p>43,0207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8:.O27])" office:value-type="float" office:value="1000" calcext:value-type="float">
            <text:p>1000,00</text:p>
          </table:table-cell>
          <table:table-cell table:style-name="ce10" table:formula="of:=AVERAGE([.P8:.P27])" office:value-type="float" office:value="1398.95" calcext:value-type="float">
            <text:p>1398,95</text:p>
          </table:table-cell>
          <table:table-cell table:style-name="ce16" table:formula="of:=AVERAGE([.Q8:.Q27])" office:value-type="float" office:value="1" calcext:value-type="float">
            <text:p>1,00</text:p>
          </table:table-cell>
          <table:table-cell table:style-name="ce16" table:formula="of:=AVERAGE([.R8:.R27])" office:value-type="float" office:value="8.98008770952509" calcext:value-type="float">
            <text:p>8,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0.19" calcext:value-type="float">
            <text:p>5000,19</text:p>
          </table:table-cell>
          <table:table-cell office:value-type="float" office:value="2253" calcext:value-type="float">
            <text:p>2253</text:p>
          </table:table-cell>
          <table:table-cell office:value-type="float" office:value="43.497559" calcext:value-type="float">
            <text:p>43,497559</text:p>
          </table:table-cell>
          <table:table-cell office:value-type="float" office:value="16568" calcext:value-type="float">
            <text:p>1656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5000.047" calcext:value-type="float">
            <text:p>5000,047</text:p>
          </table:table-cell>
          <table:table-cell office:value-type="float" office:value="1417" calcext:value-type="float">
            <text:p>1417</text:p>
          </table:table-cell>
          <table:table-cell office:value-type="float" office:value="10.162315" calcext:value-type="float">
            <text:p>10,162315</text:p>
          </table:table-cell>
          <table:table-cell office:value-type="float" office:value="423341" calcext:value-type="float">
            <text:p>423341</text:p>
          </table:table-cell>
          <table:table-cell table:number-columns-repeated="1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0.192" calcext:value-type="float">
            <text:p>5000,192</text:p>
          </table:table-cell>
          <table:table-cell office:value-type="float" office:value="2260" calcext:value-type="float">
            <text:p>2260</text:p>
          </table:table-cell>
          <table:table-cell office:value-type="float" office:value="43.672566" calcext:value-type="float">
            <text:p>43,672566</text:p>
          </table:table-cell>
          <table:table-cell office:value-type="float" office:value="15964" calcext:value-type="float">
            <text:p>1596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000.044" calcext:value-type="float">
            <text:p>5000,044</text:p>
          </table:table-cell>
          <table:table-cell office:value-type="float" office:value="1321" calcext:value-type="float">
            <text:p>1321</text:p>
          </table:table-cell>
          <table:table-cell office:value-type="float" office:value="3.633611" calcext:value-type="float">
            <text:p>3,633611</text:p>
          </table:table-cell>
          <table:table-cell office:value-type="float" office:value="430446" calcext:value-type="float">
            <text:p>430446</text:p>
          </table:table-cell>
          <table:table-cell table:number-columns-repeated="1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Default"/>
          <table:table-cell table:style-name="ce13" office:value-type="string" calcext:value-type="string" table:number-columns-spanned="5" table:number-rows-spanned="1">
            <text:p>Przetwarzanie grafu</text:p>
          </table:table-cell>
          <table:covered-table-cell table:style-name="ce8"/>
          <table:covered-table-cell table:number-columns-repeated="2" table:style-name="ce17"/>
          <table:covered-table-cell table:style-name="ce18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0.104" calcext:value-type="float">
            <text:p>5000,104</text:p>
          </table:table-cell>
          <table:table-cell office:value-type="float" office:value="2326" calcext:value-type="float">
            <text:p>2326</text:p>
          </table:table-cell>
          <table:table-cell office:value-type="float" office:value="45.270851" calcext:value-type="float">
            <text:p>45,270851</text:p>
          </table:table-cell>
          <table:table-cell office:value-type="float" office:value="15551" calcext:value-type="float">
            <text:p>1555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5000.05" calcext:value-type="float">
            <text:p>5000,05</text:p>
          </table:table-cell>
          <table:table-cell office:value-type="float" office:value="1438" calcext:value-type="float">
            <text:p>1438</text:p>
          </table:table-cell>
          <table:table-cell office:value-type="float" office:value="11.47427" calcext:value-type="float">
            <text:p>11,47427</text:p>
          </table:table-cell>
          <table:table-cell office:value-type="float" office:value="423269" calcext:value-type="float">
            <text:p>423269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12"/>
          <table:table-cell table:style-name="Default"/>
          <table:table-cell table:style-name="ce5" office:value-type="string" calcext:value-type="string" table:number-columns-spanned="4" table:number-rows-spanned="1">
            <text:p>liczba wierzchołków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280" calcext:value-type="float">
            <text:p>2280</text:p>
          </table:table-cell>
          <table:table-cell office:value-type="float" office:value="44.156793" calcext:value-type="float">
            <text:p>44,15679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000.051" calcext:value-type="float">
            <text:p>5000,051</text:p>
          </table:table-cell>
          <table:table-cell office:value-type="float" office:value="1428" calcext:value-type="float">
            <text:p>1428</text:p>
          </table:table-cell>
          <table:table-cell office:value-type="float" office:value="10.854342" calcext:value-type="float">
            <text:p>10,854342</text:p>
          </table:table-cell>
          <table:table-cell office:value-type="float" office:value="432081" calcext:value-type="float">
            <text:p>432081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12"/>
          <table:table-cell table:style-name="Default"/>
          <table:table-cell table:style-name="ce5" office:value-type="string" calcext:value-type="string" table:number-columns-spanned="4" table:number-rows-spanned="1">
            <text:p>czas przetwarzania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50" calcext:value-type="float">
            <text:p>50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5000.061" calcext:value-type="float">
            <text:p>5000,061</text:p>
          </table:table-cell>
          <table:table-cell office:value-type="float" office:value="1504" calcext:value-type="float">
            <text:p>1504</text:p>
          </table:table-cell>
          <table:table-cell office:value-type="float" office:value="15.359043" calcext:value-type="float">
            <text:p>15,359043</text:p>
          </table:table-cell>
          <table:table-cell office:value-type="float" office:value="387848" calcext:value-type="float">
            <text:p>387848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181" calcext:value-type="float">
            <text:p>2181</text:p>
          </table:table-cell>
          <table:table-cell office:value-type="float" office:value="41.6275" calcext:value-type="float">
            <text:p>41,6275</text:p>
          </table:table-cell>
          <table:table-cell table:number-columns-repeated="14"/>
        </table:table-row>
        <table:table-row table:style-name="ro2">
          <table:table-cell table:number-columns-repeated="12"/>
          <table:table-cell table:style-name="Default"/>
          <table:table-cell table:style-name="ce5" office:value-type="string" calcext:value-type="string" table:number-columns-spanned="4" table:number-rows-spanned="1">
            <text:p>operator krzyżowania</text:p>
          </table:table-cell>
          <table:covered-table-cell table:style-name="ce8"/>
          <table:covered-table-cell table:number-columns-repeated="2" table:style-name="ce17"/>
          <table:table-cell table:style-name="ce19" office:value-type="string" calcext:value-type="string">
            <text:p>PMX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5"/>
          <table:table-cell office:value-type="string" calcext:value-type="string">
            <text:p>AVG</text:p>
          </table:table-cell>
          <table:table-cell office:value-type="float" office:value="1421" calcext:value-type="float">
            <text:p>1421</text:p>
          </table:table-cell>
          <table:table-cell office:value-type="float" office:value="10.296716" calcext:value-type="float">
            <text:p>10,296716</text:p>
          </table:table-cell>
          <table:table-cell table:number-columns-repeated="14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12"/>
          <table:table-cell table:style-name="Default"/>
          <table:table-cell table:style-name="ce5" office:value-type="string" calcext:value-type="string" table:number-columns-spanned="4" table:number-rows-spanned="1">
            <text:p>operator mutacji</text:p>
          </table:table-cell>
          <table:covered-table-cell table:style-name="ce8"/>
          <table:covered-table-cell table:number-columns-repeated="2" table:style-name="ce17"/>
          <table:table-cell table:style-name="ce19" office:value-type="string" calcext:value-type="string">
            <text:p>MK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3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  <table:table-cell table:number-columns-repeated="2"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0.111" calcext:value-type="float">
            <text:p>10000,111</text:p>
          </table:table-cell>
          <table:table-cell office:value-type="float" office:value="2232" calcext:value-type="float">
            <text:p>2232</text:p>
          </table:table-cell>
          <table:table-cell office:value-type="float" office:value="42.96595" calcext:value-type="float">
            <text:p>42,96595</text:p>
          </table:table-cell>
          <table:table-cell office:value-type="float" office:value="32826" calcext:value-type="float">
            <text:p>32826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0000.051" calcext:value-type="float">
            <text:p>10000,051</text:p>
          </table:table-cell>
          <table:table-cell office:value-type="float" office:value="1351" calcext:value-type="float">
            <text:p>1351</text:p>
          </table:table-cell>
          <table:table-cell office:value-type="float" office:value="84595" calcext:value-type="float">
            <text:p>84595</text:p>
          </table:table-cell>
          <table:table-cell table:formula="of:=[.J37]" office:value-type="float" office:value="1" calcext:value-type="float">
            <text:p>1</text:p>
          </table:table-cell>
          <table:table-cell table:formula="of:=[.K37]" office:value-type="float" office:value="10000.051" calcext:value-type="float">
            <text:p>10000,05</text:p>
          </table:table-cell>
          <table:table-cell table:formula="of:=[.L37]" office:value-type="float" office:value="1351" calcext:value-type="float">
            <text:p>1351</text:p>
          </table:table-cell>
          <table:table-cell table:formula="of:=[.O37]/1000" office:value-type="float" office:value="10.000051" calcext:value-type="float">
            <text:p>10,00</text:p>
          </table:table-cell>
          <table:table-cell table:formula="of:=ABS([.L37]-[.$R$6])/[.L37]*100" office:value-type="float" office:value="5.77350111028867" calcext:value-type="float">
            <text:p>5,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.228" calcext:value-type="float">
            <text:p>10000,228</text:p>
          </table:table-cell>
          <table:table-cell office:value-type="float" office:value="2231" calcext:value-type="float">
            <text:p>2231</text:p>
          </table:table-cell>
          <table:table-cell office:value-type="float" office:value="42.940385" calcext:value-type="float">
            <text:p>42,940385</text:p>
          </table:table-cell>
          <table:table-cell office:value-type="float" office:value="32277" calcext:value-type="float">
            <text:p>32277</text:p>
          </table:table-cell>
          <table:table-cell table:number-columns-repeated="13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201" calcext:value-type="float">
            <text:p>2201</text:p>
          </table:table-cell>
          <table:table-cell office:value-type="float" office:value="42.1445" calcext:value-type="float">
            <text:p>42,1445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0000.044" calcext:value-type="float">
            <text:p>10000,044</text:p>
          </table:table-cell>
          <table:table-cell office:value-type="float" office:value="1377" calcext:value-type="float">
            <text:p>1377</text:p>
          </table:table-cell>
          <table:table-cell office:value-type="float" office:value="85894" calcext:value-type="float">
            <text:p>85894</text:p>
          </table:table-cell>
          <table:table-cell table:formula="of:=[.J38]" office:value-type="float" office:value="2" calcext:value-type="float">
            <text:p>2</text:p>
          </table:table-cell>
          <table:table-cell table:formula="of:=[.K38]" office:value-type="float" office:value="10000.044" calcext:value-type="float">
            <text:p>10000,04</text:p>
          </table:table-cell>
          <table:table-cell table:formula="of:=[.L38]" office:value-type="float" office:value="1377" calcext:value-type="float">
            <text:p>1377</text:p>
          </table:table-cell>
          <table:table-cell table:formula="of:=[.O38]/1000" office:value-type="float" office:value="10.000044" calcext:value-type="float">
            <text:p>10,00</text:p>
          </table:table-cell>
          <table:table-cell table:formula="of:=ABS([.L38]-[.$R$6])/[.L38]*100" office:value-type="float" office:value="7.55265068990559" calcext:value-type="float">
            <text:p>7,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0.086" calcext:value-type="float">
            <text:p>10000,086</text:p>
          </table:table-cell>
          <table:table-cell office:value-type="float" office:value="2268" calcext:value-type="float">
            <text:p>2268</text:p>
          </table:table-cell>
          <table:table-cell office:value-type="float" office:value="43.871252" calcext:value-type="float">
            <text:p>43,871252</text:p>
          </table:table-cell>
          <table:table-cell office:value-type="float" office:value="32632" calcext:value-type="float">
            <text:p>3263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0000.053" calcext:value-type="float">
            <text:p>10000,053</text:p>
          </table:table-cell>
          <table:table-cell office:value-type="float" office:value="1361" calcext:value-type="float">
            <text:p>1361</text:p>
          </table:table-cell>
          <table:table-cell office:value-type="float" office:value="6.465834" calcext:value-type="float">
            <text:p>6,465834</text:p>
          </table:table-cell>
          <table:table-cell office:value-type="float" office:value="843698" calcext:value-type="float">
            <text:p>843698</text:p>
          </table:table-cell>
          <table:table-cell table:number-columns-repeated="1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000.048" calcext:value-type="float">
            <text:p>10000,048</text:p>
          </table:table-cell>
          <table:table-cell office:value-type="float" office:value="1348" calcext:value-type="float">
            <text:p>1348</text:p>
          </table:table-cell>
          <table:table-cell office:value-type="float" office:value="86293" calcext:value-type="float">
            <text:p>86293</text:p>
          </table:table-cell>
          <table:table-cell table:formula="of:=[.J39]" office:value-type="float" office:value="3" calcext:value-type="float">
            <text:p>3</text:p>
          </table:table-cell>
          <table:table-cell table:formula="of:=[.K39]" office:value-type="float" office:value="10000.048" calcext:value-type="float">
            <text:p>10000,05</text:p>
          </table:table-cell>
          <table:table-cell table:formula="of:=[.L39]" office:value-type="float" office:value="1348" calcext:value-type="float">
            <text:p>1348</text:p>
          </table:table-cell>
          <table:table-cell table:formula="of:=[.O39]/1000" office:value-type="float" office:value="10.000048" calcext:value-type="float">
            <text:p>10,00</text:p>
          </table:table-cell>
          <table:table-cell table:formula="of:=ABS([.L39]-[.$R$6])/[.L39]*100" office:value-type="float" office:value="5.56379821958457" calcext:value-type="float">
            <text:p>5,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0.3" calcext:value-type="float">
            <text:p>10000,3</text:p>
          </table:table-cell>
          <table:table-cell office:value-type="float" office:value="2241" calcext:value-type="float">
            <text:p>2241</text:p>
          </table:table-cell>
          <table:table-cell office:value-type="float" office:value="43.195002" calcext:value-type="float">
            <text:p>43,195002</text:p>
          </table:table-cell>
          <table:table-cell office:value-type="float" office:value="32464" calcext:value-type="float">
            <text:p>3246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0000.052" calcext:value-type="float">
            <text:p>10000,052</text:p>
          </table:table-cell>
          <table:table-cell office:value-type="float" office:value="1397" calcext:value-type="float">
            <text:p>1397</text:p>
          </table:table-cell>
          <table:table-cell office:value-type="float" office:value="8.876163" calcext:value-type="float">
            <text:p>8,876163</text:p>
          </table:table-cell>
          <table:table-cell office:value-type="float" office:value="825529" calcext:value-type="float">
            <text:p>825529</text:p>
          </table:table-cell>
          <table:table-cell table:number-columns-repeated="1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000.048" calcext:value-type="float">
            <text:p>10000,048</text:p>
          </table:table-cell>
          <table:table-cell office:value-type="float" office:value="1357" calcext:value-type="float">
            <text:p>1357</text:p>
          </table:table-cell>
          <table:table-cell office:value-type="float" office:value="86088" calcext:value-type="float">
            <text:p>86088</text:p>
          </table:table-cell>
          <table:table-cell table:formula="of:=[.J40]" office:value-type="float" office:value="4" calcext:value-type="float">
            <text:p>4</text:p>
          </table:table-cell>
          <table:table-cell table:formula="of:=[.K40]" office:value-type="float" office:value="10000.048" calcext:value-type="float">
            <text:p>10000,05</text:p>
          </table:table-cell>
          <table:table-cell table:formula="of:=[.L40]" office:value-type="float" office:value="1357" calcext:value-type="float">
            <text:p>1357</text:p>
          </table:table-cell>
          <table:table-cell table:formula="of:=[.O40]/1000" office:value-type="float" office:value="10.000048" calcext:value-type="float">
            <text:p>10,00</text:p>
          </table:table-cell>
          <table:table-cell table:formula="of:=ABS([.L40]-[.$R$6])/[.L40]*100" office:value-type="float" office:value="6.19012527634488" calcext:value-type="float">
            <text:p>6,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0.171" calcext:value-type="float">
            <text:p>10000,171</text:p>
          </table:table-cell>
          <table:table-cell office:value-type="float" office:value="2304" calcext:value-type="float">
            <text:p>2304</text:p>
          </table:table-cell>
          <table:table-cell office:value-type="float" office:value="44.748264" calcext:value-type="float">
            <text:p>44,748264</text:p>
          </table:table-cell>
          <table:table-cell office:value-type="float" office:value="32579" calcext:value-type="float">
            <text:p>3257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0000.047" calcext:value-type="float">
            <text:p>10000,047</text:p>
          </table:table-cell>
          <table:table-cell office:value-type="float" office:value="1426" calcext:value-type="float">
            <text:p>1426</text:p>
          </table:table-cell>
          <table:table-cell office:value-type="float" office:value="10.729313" calcext:value-type="float">
            <text:p>10,729313</text:p>
          </table:table-cell>
          <table:table-cell office:value-type="float" office:value="847496" calcext:value-type="float">
            <text:p>84749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000.046" calcext:value-type="float">
            <text:p>10000,046</text:p>
          </table:table-cell>
          <table:table-cell office:value-type="float" office:value="1347" calcext:value-type="float">
            <text:p>1347</text:p>
          </table:table-cell>
          <table:table-cell office:value-type="float" office:value="86431" calcext:value-type="float">
            <text:p>86431</text:p>
          </table:table-cell>
          <table:table-cell table:formula="of:=[.J41]" office:value-type="float" office:value="5" calcext:value-type="float">
            <text:p>5</text:p>
          </table:table-cell>
          <table:table-cell table:formula="of:=[.K41]" office:value-type="float" office:value="10000.046" calcext:value-type="float">
            <text:p>10000,05</text:p>
          </table:table-cell>
          <table:table-cell table:formula="of:=[.L41]" office:value-type="float" office:value="1347" calcext:value-type="float">
            <text:p>1347</text:p>
          </table:table-cell>
          <table:table-cell table:formula="of:=[.O41]/1000" office:value-type="float" office:value="10.000046" calcext:value-type="float">
            <text:p>10,00</text:p>
          </table:table-cell>
          <table:table-cell table:formula="of:=ABS([.L41]-[.$R$6])/[.L41]*100" office:value-type="float" office:value="5.49368968077209" calcext:value-type="float">
            <text:p>5,49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255" calcext:value-type="float">
            <text:p>2255</text:p>
          </table:table-cell>
          <table:table-cell office:value-type="float" office:value="43.544171" calcext:value-type="float">
            <text:p>43,54417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0000.051" calcext:value-type="float">
            <text:p>10000,051</text:p>
          </table:table-cell>
          <table:table-cell office:value-type="float" office:value="1422" calcext:value-type="float">
            <text:p>1422</text:p>
          </table:table-cell>
          <table:table-cell office:value-type="float" office:value="10.4782" calcext:value-type="float">
            <text:p>10,4782</text:p>
          </table:table-cell>
          <table:table-cell office:value-type="float" office:value="829732" calcext:value-type="float">
            <text:p>82973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9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37:.O41])" office:value-type="float" office:value="10000.0474" calcext:value-type="float">
            <text:p>10000,05</text:p>
          </table:table-cell>
          <table:table-cell table:style-name="ce10" table:formula="of:=AVERAGE([.P37:.P41])" office:value-type="float" office:value="1356" calcext:value-type="float">
            <text:p>1356</text:p>
          </table:table-cell>
          <table:table-cell table:style-name="ce16" table:formula="of:=AVERAGE([.Q37:.Q41])" office:value-type="float" office:value="10.0000474" calcext:value-type="float">
            <text:p>10,00</text:p>
          </table:table-cell>
          <table:table-cell table:style-name="ce16" table:formula="of:=AVERAGE([.R37:.R41])" office:value-type="float" office:value="6.11475299537916" calcext:value-type="float">
            <text:p>6,11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10000.047" calcext:value-type="float">
            <text:p>10000,047</text:p>
          </table:table-cell>
          <table:table-cell office:value-type="float" office:value="1400" calcext:value-type="float">
            <text:p>1400</text:p>
          </table:table-cell>
          <table:table-cell office:value-type="float" office:value="9.071429" calcext:value-type="float">
            <text:p>9,071429</text:p>
          </table:table-cell>
          <table:table-cell office:value-type="float" office:value="841856" calcext:value-type="float">
            <text:p>841856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151" calcext:value-type="float">
            <text:p>2151</text:p>
          </table:table-cell>
          <table:table-cell office:value-type="float" office:value="40.8201" calcext:value-type="float">
            <text:p>40,8201</text:p>
          </table:table-cell>
          <table:table-cell table:number-columns-repeated="14"/>
        </table:table-row>
        <table:table-row table:style-name="ro2">
          <table:table-cell table:number-columns-repeated="20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5"/>
          <table:table-cell office:value-type="string" calcext:value-type="string">
            <text:p>AVG</text:p>
          </table:table-cell>
          <table:table-cell office:value-type="float" office:value="1401" calcext:value-type="float">
            <text:p>1401</text:p>
          </table:table-cell>
          <table:table-cell office:value-type="float" office:value="9.124188" calcext:value-type="float">
            <text:p>9,124188</text:p>
          </table:table-cell>
          <table:table-cell table:number-columns-repeated="14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9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3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5000.043" calcext:value-type="float">
            <text:p>15000,043</text:p>
          </table:table-cell>
          <table:table-cell office:value-type="float" office:value="1352" calcext:value-type="float">
            <text:p>1352</text:p>
          </table:table-cell>
          <table:table-cell office:value-type="float" office:value="84595" calcext:value-type="float">
            <text:p>84595</text:p>
          </table:table-cell>
          <table:table-cell table:formula="of:=[.J46]" office:value-type="float" office:value="1" calcext:value-type="float">
            <text:p>1</text:p>
          </table:table-cell>
          <table:table-cell table:formula="of:=[.K46]" office:value-type="float" office:value="15000.043" calcext:value-type="float">
            <text:p>15000,04</text:p>
          </table:table-cell>
          <table:table-cell table:formula="of:=[.L46]" office:value-type="float" office:value="1352" calcext:value-type="float">
            <text:p>1352</text:p>
          </table:table-cell>
          <table:table-cell table:formula="of:=[.O46]/1000" office:value-type="float" office:value="15.000043" calcext:value-type="float">
            <text:p>15,00</text:p>
          </table:table-cell>
          <table:table-cell table:formula="of:=ABS([.L46]-[.$R$6])/[.L46]*100" office:value-type="float" office:value="5.84319526627219" calcext:value-type="float">
            <text:p>5,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00.293" calcext:value-type="float">
            <text:p>15000,293</text:p>
          </table:table-cell>
          <table:table-cell office:value-type="float" office:value="2158" calcext:value-type="float">
            <text:p>2158</text:p>
          </table:table-cell>
          <table:table-cell office:value-type="float" office:value="41.010195" calcext:value-type="float">
            <text:p>41,010195</text:p>
          </table:table-cell>
          <table:table-cell office:value-type="float" office:value="48255" calcext:value-type="float">
            <text:p>48255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5000.049" calcext:value-type="float">
            <text:p>15000,049</text:p>
          </table:table-cell>
          <table:table-cell office:value-type="float" office:value="1364" calcext:value-type="float">
            <text:p>1364</text:p>
          </table:table-cell>
          <table:table-cell office:value-type="float" office:value="85894" calcext:value-type="float">
            <text:p>85894</text:p>
          </table:table-cell>
          <table:table-cell table:formula="of:=[.J47]" office:value-type="float" office:value="2" calcext:value-type="float">
            <text:p>2</text:p>
          </table:table-cell>
          <table:table-cell table:formula="of:=[.K47]" office:value-type="float" office:value="15000.049" calcext:value-type="float">
            <text:p>15000,05</text:p>
          </table:table-cell>
          <table:table-cell table:formula="of:=[.L47]" office:value-type="float" office:value="1364" calcext:value-type="float">
            <text:p>1364</text:p>
          </table:table-cell>
          <table:table-cell table:formula="of:=[.O47]/1000" office:value-type="float" office:value="15.000049" calcext:value-type="float">
            <text:p>15,00</text:p>
          </table:table-cell>
          <table:table-cell table:formula="of:=ABS([.L47]-[.$R$6])/[.L47]*100" office:value-type="float" office:value="6.67155425219941" calcext:value-type="float">
            <text:p>6,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000.163" calcext:value-type="float">
            <text:p>15000,163</text:p>
          </table:table-cell>
          <table:table-cell office:value-type="float" office:value="2175" calcext:value-type="float">
            <text:p>2175</text:p>
          </table:table-cell>
          <table:table-cell office:value-type="float" office:value="41.471264" calcext:value-type="float">
            <text:p>41,471264</text:p>
          </table:table-cell>
          <table:table-cell office:value-type="float" office:value="49225" calcext:value-type="float">
            <text:p>49225</text:p>
          </table:table-cell>
          <table:table-cell table:number-columns-repeated="13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194" calcext:value-type="float">
            <text:p>2194</text:p>
          </table:table-cell>
          <table:table-cell office:value-type="float" office:value="41.9867" calcext:value-type="float">
            <text:p>41,9867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5000.042" calcext:value-type="float">
            <text:p>15000,042</text:p>
          </table:table-cell>
          <table:table-cell office:value-type="float" office:value="1343" calcext:value-type="float">
            <text:p>1343</text:p>
          </table:table-cell>
          <table:table-cell office:value-type="float" office:value="86293" calcext:value-type="float">
            <text:p>86293</text:p>
          </table:table-cell>
          <table:table-cell table:formula="of:=[.J48]" office:value-type="float" office:value="3" calcext:value-type="float">
            <text:p>3</text:p>
          </table:table-cell>
          <table:table-cell table:formula="of:=[.K48]" office:value-type="float" office:value="15000.042" calcext:value-type="float">
            <text:p>15000,04</text:p>
          </table:table-cell>
          <table:table-cell table:formula="of:=[.L48]" office:value-type="float" office:value="1343" calcext:value-type="float">
            <text:p>1343</text:p>
          </table:table-cell>
          <table:table-cell table:formula="of:=[.O48]/1000" office:value-type="float" office:value="15.000042" calcext:value-type="float">
            <text:p>15,00</text:p>
          </table:table-cell>
          <table:table-cell table:formula="of:=ABS([.L48]-[.$R$6])/[.L48]*100" office:value-type="float" office:value="5.21221146686523" calcext:value-type="float">
            <text:p>5,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000.203" calcext:value-type="float">
            <text:p>15000,203</text:p>
          </table:table-cell>
          <table:table-cell office:value-type="float" office:value="2256" calcext:value-type="float">
            <text:p>2256</text:p>
          </table:table-cell>
          <table:table-cell office:value-type="float" office:value="43.572695" calcext:value-type="float">
            <text:p>43,572695</text:p>
          </table:table-cell>
          <table:table-cell office:value-type="float" office:value="47312" calcext:value-type="float">
            <text:p>4731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5000.044" calcext:value-type="float">
            <text:p>15000,044</text:p>
          </table:table-cell>
          <table:table-cell office:value-type="float" office:value="1420" calcext:value-type="float">
            <text:p>1420</text:p>
          </table:table-cell>
          <table:table-cell office:value-type="float" office:value="10.352113" calcext:value-type="float">
            <text:p>10,352113</text:p>
          </table:table-cell>
          <table:table-cell office:value-type="float" office:value="1228233" calcext:value-type="float">
            <text:p>1228233</text:p>
          </table:table-cell>
          <table:table-cell table:number-columns-repeated="1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5000.051" calcext:value-type="float">
            <text:p>15000,051</text:p>
          </table:table-cell>
          <table:table-cell office:value-type="float" office:value="1341" calcext:value-type="float">
            <text:p>1341</text:p>
          </table:table-cell>
          <table:table-cell office:value-type="float" office:value="86088" calcext:value-type="float">
            <text:p>86088</text:p>
          </table:table-cell>
          <table:table-cell table:formula="of:=[.J49]" office:value-type="float" office:value="4" calcext:value-type="float">
            <text:p>4</text:p>
          </table:table-cell>
          <table:table-cell table:formula="of:=[.K49]" office:value-type="float" office:value="15000.051" calcext:value-type="float">
            <text:p>15000,05</text:p>
          </table:table-cell>
          <table:table-cell table:formula="of:=[.L49]" office:value-type="float" office:value="1341" calcext:value-type="float">
            <text:p>1341</text:p>
          </table:table-cell>
          <table:table-cell table:formula="of:=[.O49]/1000" office:value-type="float" office:value="15.000051" calcext:value-type="float">
            <text:p>15,00</text:p>
          </table:table-cell>
          <table:table-cell table:formula="of:=ABS([.L49]-[.$R$6])/[.L49]*100" office:value-type="float" office:value="5.07084265473527" calcext:value-type="float">
            <text:p>5,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000.324" calcext:value-type="float">
            <text:p>15000,324</text:p>
          </table:table-cell>
          <table:table-cell office:value-type="float" office:value="2276" calcext:value-type="float">
            <text:p>2276</text:p>
          </table:table-cell>
          <table:table-cell office:value-type="float" office:value="44.068541" calcext:value-type="float">
            <text:p>44,068541</text:p>
          </table:table-cell>
          <table:table-cell office:value-type="float" office:value="49505" calcext:value-type="float">
            <text:p>4950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5000.054" calcext:value-type="float">
            <text:p>15000,054</text:p>
          </table:table-cell>
          <table:table-cell office:value-type="float" office:value="1367" calcext:value-type="float">
            <text:p>1367</text:p>
          </table:table-cell>
          <table:table-cell office:value-type="float" office:value="6.876372" calcext:value-type="float">
            <text:p>6,876372</text:p>
          </table:table-cell>
          <table:table-cell office:value-type="float" office:value="1276560" calcext:value-type="float">
            <text:p>1276560</text:p>
          </table:table-cell>
          <table:table-cell table:number-columns-repeated="1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enerationCoun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000.049" calcext:value-type="float">
            <text:p>15000,049</text:p>
          </table:table-cell>
          <table:table-cell office:value-type="float" office:value="1362" calcext:value-type="float">
            <text:p>1362</text:p>
          </table:table-cell>
          <table:table-cell office:value-type="float" office:value="86431" calcext:value-type="float">
            <text:p>86431</text:p>
          </table:table-cell>
          <table:table-cell table:formula="of:=[.J50]" office:value-type="float" office:value="5" calcext:value-type="float">
            <text:p>5</text:p>
          </table:table-cell>
          <table:table-cell table:formula="of:=[.K50]" office:value-type="float" office:value="15000.049" calcext:value-type="float">
            <text:p>15000,05</text:p>
          </table:table-cell>
          <table:table-cell table:formula="of:=[.L50]" office:value-type="float" office:value="1362" calcext:value-type="float">
            <text:p>1362</text:p>
          </table:table-cell>
          <table:table-cell table:formula="of:=[.O50]/1000" office:value-type="float" office:value="15.000049" calcext:value-type="float">
            <text:p>15,00</text:p>
          </table:table-cell>
          <table:table-cell table:formula="of:=ABS([.L50]-[.$R$6])/[.L50]*100" office:value-type="float" office:value="6.5345080763583" calcext:value-type="float">
            <text:p>6,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000.076" calcext:value-type="float">
            <text:p>15000,076</text:p>
          </table:table-cell>
          <table:table-cell office:value-type="float" office:value="2235" calcext:value-type="float">
            <text:p>2235</text:p>
          </table:table-cell>
          <table:table-cell office:value-type="float" office:value="43.042506" calcext:value-type="float">
            <text:p>43,042506</text:p>
          </table:table-cell>
          <table:table-cell office:value-type="float" office:value="47763" calcext:value-type="float">
            <text:p>4776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5000.052" calcext:value-type="float">
            <text:p>15000,052</text:p>
          </table:table-cell>
          <table:table-cell office:value-type="float" office:value="1501" calcext:value-type="float">
            <text:p>1501</text:p>
          </table:table-cell>
          <table:table-cell office:value-type="float" office:value="15.189873" calcext:value-type="float">
            <text:p>15,189873</text:p>
          </table:table-cell>
          <table:table-cell office:value-type="float" office:value="1240726" calcext:value-type="float">
            <text:p>1240726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435292" calcext:value-type="float">
            <text:p>435292</text:p>
          </table:table-cell>
          <table:table-cell table:number-columns-repeated="5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46:.O50])" office:value-type="float" office:value="15000.0468" calcext:value-type="float">
            <text:p>15000,05</text:p>
          </table:table-cell>
          <table:table-cell table:style-name="ce10" table:formula="of:=AVERAGE([.P46:.P50])" office:value-type="float" office:value="1352.4" calcext:value-type="float">
            <text:p>1352,4</text:p>
          </table:table-cell>
          <table:table-cell table:style-name="ce16" table:formula="of:=AVERAGE([.Q46:.Q50])" office:value-type="float" office:value="15.0000468" calcext:value-type="float">
            <text:p>15,00</text:p>
          </table:table-cell>
          <table:table-cell table:style-name="ce16" table:formula="of:=AVERAGE([.R46:.R50])" office:value-type="float" office:value="5.86646234328608" calcext:value-type="float">
            <text:p>5,87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220" calcext:value-type="float">
            <text:p>2220</text:p>
          </table:table-cell>
          <table:table-cell office:value-type="float" office:value="42.63304" calcext:value-type="float">
            <text:p>42,6330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5000.048" calcext:value-type="float">
            <text:p>15000,048</text:p>
          </table:table-cell>
          <table:table-cell office:value-type="float" office:value="1396" calcext:value-type="float">
            <text:p>1396</text:p>
          </table:table-cell>
          <table:table-cell office:value-type="float" office:value="8.810888" calcext:value-type="float">
            <text:p>8,810888</text:p>
          </table:table-cell>
          <table:table-cell office:value-type="float" office:value="1308823" calcext:value-type="float">
            <text:p>1308823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float" office:value="434045" calcext:value-type="float">
            <text:p>434045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15000.05" calcext:value-type="float">
            <text:p>15000,05</text:p>
          </table:table-cell>
          <table:table-cell office:value-type="float" office:value="1454" calcext:value-type="float">
            <text:p>1454</text:p>
          </table:table-cell>
          <table:table-cell office:value-type="float" office:value="12.448418" calcext:value-type="float">
            <text:p>12,448418</text:p>
          </table:table-cell>
          <table:table-cell office:value-type="float" office:value="1261977" calcext:value-type="float">
            <text:p>1261977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office:value-type="float" office:value="2073" calcext:value-type="float">
            <text:p>2073</text:p>
          </table:table-cell>
          <table:table-cell office:value-type="float" office:value="38.5565" calcext:value-type="float">
            <text:p>38,556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434148" calcext:value-type="float">
            <text:p>434148</text:p>
          </table:table-cell>
          <table:table-cell table:number-columns-repeated="5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5"/>
          <table:table-cell office:value-type="string" calcext:value-type="string">
            <text:p>AVG</text:p>
          </table:table-cell>
          <table:table-cell office:value-type="float" office:value="1427" calcext:value-type="float">
            <text:p>1427</text:p>
          </table:table-cell>
          <table:table-cell office:value-type="float" office:value="10.735533" calcext:value-type="float">
            <text:p>10,735533</text:p>
          </table:table-cell>
          <table:table-cell table:number-columns-repeated="31"/>
        </table:table-row>
        <table:table-row table:style-name="ro2">
          <table:table-cell table:number-columns-repeated="3"/>
          <table:table-cell office:value-type="float" office:value="433161" calcext:value-type="float">
            <text:p>433161</text:p>
          </table:table-cell>
          <table:table-cell table:number-columns-repeated="5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33"/>
        </table:table-row>
        <table:table-row table:style-name="ro2">
          <table:table-cell table:number-columns-repeated="3"/>
          <table:table-cell office:value-type="float" office:value="431573" calcext:value-type="float">
            <text:p>43157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000.052" calcext:value-type="float">
            <text:p>20000,052</text:p>
          </table:table-cell>
          <table:table-cell office:value-type="float" office:value="1353" calcext:value-type="float">
            <text:p>1353</text:p>
          </table:table-cell>
          <table:table-cell office:value-type="float" office:value="84595" calcext:value-type="float">
            <text:p>84595</text:p>
          </table:table-cell>
          <table:table-cell table:formula="of:=[.J55]" office:value-type="float" office:value="1" calcext:value-type="float">
            <text:p>1</text:p>
          </table:table-cell>
          <table:table-cell table:formula="of:=[.K55]" office:value-type="float" office:value="20000.052" calcext:value-type="float">
            <text:p>20000,05</text:p>
          </table:table-cell>
          <table:table-cell table:formula="of:=[.L55]" office:value-type="float" office:value="1353" calcext:value-type="float">
            <text:p>1353</text:p>
          </table:table-cell>
          <table:table-cell table:formula="of:=[.O55]/1000" office:value-type="float" office:value="20.000052" calcext:value-type="float">
            <text:p>20,00</text:p>
          </table:table-cell>
          <table:table-cell table:formula="of:=ABS([.L55]-[.$R$6])/[.L55]*100" office:value-type="float" office:value="5.91278640059128" calcext:value-type="float">
            <text:p>5,9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3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31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0000.043" calcext:value-type="float">
            <text:p>20000,043</text:p>
          </table:table-cell>
          <table:table-cell office:value-type="float" office:value="1340" calcext:value-type="float">
            <text:p>1340</text:p>
          </table:table-cell>
          <table:table-cell office:value-type="float" office:value="85894" calcext:value-type="float">
            <text:p>85894</text:p>
          </table:table-cell>
          <table:table-cell table:formula="of:=[.J56]" office:value-type="float" office:value="2" calcext:value-type="float">
            <text:p>2</text:p>
          </table:table-cell>
          <table:table-cell table:formula="of:=[.K56]" office:value-type="float" office:value="20000.043" calcext:value-type="float">
            <text:p>20000,04</text:p>
          </table:table-cell>
          <table:table-cell table:formula="of:=[.L56]" office:value-type="float" office:value="1340" calcext:value-type="float">
            <text:p>1340</text:p>
          </table:table-cell>
          <table:table-cell table:formula="of:=[.O56]/1000" office:value-type="float" office:value="20.000043" calcext:value-type="float">
            <text:p>20,00</text:p>
          </table:table-cell>
          <table:table-cell table:formula="of:=ABS([.L56]-[.$R$6])/[.L56]*100" office:value-type="float" office:value="5" calcext:value-type="float">
            <text:p>5,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.048" calcext:value-type="float">
            <text:p>20000,048</text:p>
          </table:table-cell>
          <table:table-cell office:value-type="float" office:value="2187" calcext:value-type="float">
            <text:p>2187</text:p>
          </table:table-cell>
          <table:table-cell office:value-type="float" office:value="41.79241" calcext:value-type="float">
            <text:p>41,79241</text:p>
          </table:table-cell>
          <table:table-cell office:value-type="float" office:value="63903" calcext:value-type="float">
            <text:p>63903</text:p>
          </table:table-cell>
          <table:table-cell table:number-columns-repeated="13"/>
          <table:table-cell table:number-columns-repeated="2"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000.027" calcext:value-type="float">
            <text:p>20000,027</text:p>
          </table:table-cell>
          <table:table-cell office:value-type="float" office:value="1313" calcext:value-type="float">
            <text:p>1313</text:p>
          </table:table-cell>
          <table:table-cell office:value-type="float" office:value="86293" calcext:value-type="float">
            <text:p>86293</text:p>
          </table:table-cell>
          <table:table-cell table:formula="of:=[.J57]" office:value-type="float" office:value="3" calcext:value-type="float">
            <text:p>3</text:p>
          </table:table-cell>
          <table:table-cell table:formula="of:=[.K57]" office:value-type="float" office:value="20000.027" calcext:value-type="float">
            <text:p>20000,03</text:p>
          </table:table-cell>
          <table:table-cell table:formula="of:=[.L57]" office:value-type="float" office:value="1313" calcext:value-type="float">
            <text:p>1313</text:p>
          </table:table-cell>
          <table:table-cell table:formula="of:=[.O57]/1000" office:value-type="float" office:value="20.000027" calcext:value-type="float">
            <text:p>20,00</text:p>
          </table:table-cell>
          <table:table-cell table:formula="of:=ABS([.L57]-[.$R$6])/[.L57]*100" office:value-type="float" office:value="3.04645849200305" calcext:value-type="float">
            <text:p>3,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.099" calcext:value-type="float">
            <text:p>20000,099</text:p>
          </table:table-cell>
          <table:table-cell office:value-type="float" office:value="2263" calcext:value-type="float">
            <text:p>2263</text:p>
          </table:table-cell>
          <table:table-cell office:value-type="float" office:value="43.747238" calcext:value-type="float">
            <text:p>43,747238</text:p>
          </table:table-cell>
          <table:table-cell office:value-type="float" office:value="66228" calcext:value-type="float">
            <text:p>66228</text:p>
          </table:table-cell>
          <table:table-cell table:number-columns-repeated="13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29"/>
        </table:table-row>
        <table:table-row table:style-name="ro2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0000.045" calcext:value-type="float">
            <text:p>20000,045</text:p>
          </table:table-cell>
          <table:table-cell office:value-type="float" office:value="1366" calcext:value-type="float">
            <text:p>1366</text:p>
          </table:table-cell>
          <table:table-cell office:value-type="float" office:value="86088" calcext:value-type="float">
            <text:p>86088</text:p>
          </table:table-cell>
          <table:table-cell table:formula="of:=[.J58]" office:value-type="float" office:value="4" calcext:value-type="float">
            <text:p>4</text:p>
          </table:table-cell>
          <table:table-cell table:formula="of:=[.K58]" office:value-type="float" office:value="20000.045" calcext:value-type="float">
            <text:p>20000,05</text:p>
          </table:table-cell>
          <table:table-cell table:formula="of:=[.L58]" office:value-type="float" office:value="1366" calcext:value-type="float">
            <text:p>1366</text:p>
          </table:table-cell>
          <table:table-cell table:formula="of:=[.O58]/1000" office:value-type="float" office:value="20.000045" calcext:value-type="float">
            <text:p>20,00</text:p>
          </table:table-cell>
          <table:table-cell table:formula="of:=ABS([.L58]-[.$R$6])/[.L58]*100" office:value-type="float" office:value="6.80819912152269" calcext:value-type="float">
            <text:p>6,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000.275" calcext:value-type="float">
            <text:p>20000,275</text:p>
          </table:table-cell>
          <table:table-cell office:value-type="float" office:value="2073" calcext:value-type="float">
            <text:p>2073</text:p>
          </table:table-cell>
          <table:table-cell office:value-type="float" office:value="38.591413" calcext:value-type="float">
            <text:p>38,591413</text:p>
          </table:table-cell>
          <table:table-cell office:value-type="float" office:value="65402" calcext:value-type="float">
            <text:p>6540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0000.051" calcext:value-type="float">
            <text:p>20000,051</text:p>
          </table:table-cell>
          <table:table-cell office:value-type="float" office:value="1500" calcext:value-type="float">
            <text:p>1500</text:p>
          </table:table-cell>
          <table:table-cell office:value-type="float" office:value="15.133333" calcext:value-type="float">
            <text:p>15,133333</text:p>
          </table:table-cell>
          <table:table-cell office:value-type="float" office:value="1700289" calcext:value-type="float">
            <text:p>170028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0000.049" calcext:value-type="float">
            <text:p>20000,049</text:p>
          </table:table-cell>
          <table:table-cell office:value-type="float" office:value="1361" calcext:value-type="float">
            <text:p>1361</text:p>
          </table:table-cell>
          <table:table-cell office:value-type="float" office:value="86431" calcext:value-type="float">
            <text:p>86431</text:p>
          </table:table-cell>
          <table:table-cell table:formula="of:=[.J59]" office:value-type="float" office:value="5" calcext:value-type="float">
            <text:p>5</text:p>
          </table:table-cell>
          <table:table-cell table:formula="of:=[.K59]" office:value-type="float" office:value="20000.049" calcext:value-type="float">
            <text:p>20000,05</text:p>
          </table:table-cell>
          <table:table-cell table:formula="of:=[.L59]" office:value-type="float" office:value="1361" calcext:value-type="float">
            <text:p>1361</text:p>
          </table:table-cell>
          <table:table-cell table:formula="of:=[.O59]/1000" office:value-type="float" office:value="20.000049" calcext:value-type="float">
            <text:p>20,00</text:p>
          </table:table-cell>
          <table:table-cell table:formula="of:=ABS([.L59]-[.$R$6])/[.L59]*100" office:value-type="float" office:value="6.46583394562822" calcext:value-type="float">
            <text:p>6,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.165" calcext:value-type="float">
            <text:p>20000,165</text:p>
          </table:table-cell>
          <table:table-cell office:value-type="float" office:value="2211" calcext:value-type="float">
            <text:p>2211</text:p>
          </table:table-cell>
          <table:table-cell office:value-type="float" office:value="42.424242" calcext:value-type="float">
            <text:p>42,424242</text:p>
          </table:table-cell>
          <table:table-cell office:value-type="float" office:value="66011" calcext:value-type="float">
            <text:p>6601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0000.043" calcext:value-type="float">
            <text:p>20000,043</text:p>
          </table:table-cell>
          <table:table-cell office:value-type="float" office:value="1476" calcext:value-type="float">
            <text:p>1476</text:p>
          </table:table-cell>
          <table:table-cell office:value-type="float" office:value="13.753388" calcext:value-type="float">
            <text:p>13,753388</text:p>
          </table:table-cell>
          <table:table-cell office:value-type="float" office:value="1621489" calcext:value-type="float">
            <text:p>1621489</text:p>
          </table:table-cell>
          <table:table-cell table:number-columns-repeated="2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00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55:.O59])" office:value-type="float" office:value="20000.0432" calcext:value-type="float">
            <text:p>20000,04</text:p>
          </table:table-cell>
          <table:table-cell table:style-name="ce10" table:formula="of:=AVERAGE([.P55:.P59])" office:value-type="float" office:value="1346.6" calcext:value-type="float">
            <text:p>1346,6</text:p>
          </table:table-cell>
          <table:table-cell table:style-name="ce16" table:formula="of:=AVERAGE([.Q55:.Q59])" office:value-type="float" office:value="20.0000432" calcext:value-type="float">
            <text:p>20,00</text:p>
          </table:table-cell>
          <table:table-cell table:style-name="ce16" table:formula="of:=AVERAGE([.R55:.R59])" office:value-type="float" office:value="5.44665559194905" calcext:value-type="float">
            <text:p>5,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00.232" calcext:value-type="float">
            <text:p>20000,232</text:p>
          </table:table-cell>
          <table:table-cell office:value-type="float" office:value="2230" calcext:value-type="float">
            <text:p>2230</text:p>
          </table:table-cell>
          <table:table-cell office:value-type="float" office:value="42.914798" calcext:value-type="float">
            <text:p>42,914798</text:p>
          </table:table-cell>
          <table:table-cell office:value-type="float" office:value="66160" calcext:value-type="float">
            <text:p>6616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0000.043" calcext:value-type="float">
            <text:p>20000,043</text:p>
          </table:table-cell>
          <table:table-cell office:value-type="float" office:value="1459" calcext:value-type="float">
            <text:p>1459</text:p>
          </table:table-cell>
          <table:table-cell office:value-type="float" office:value="12.748458" calcext:value-type="float">
            <text:p>12,748458</text:p>
          </table:table-cell>
          <table:table-cell office:value-type="float" office:value="1713560" calcext:value-type="float">
            <text:p>17135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enerationCount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192" calcext:value-type="float">
            <text:p>2192</text:p>
          </table:table-cell>
          <table:table-cell office:value-type="float" office:value="41.89402" calcext:value-type="float">
            <text:p>41,8940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0000.026" calcext:value-type="float">
            <text:p>20000,026</text:p>
          </table:table-cell>
          <table:table-cell office:value-type="float" office:value="1376" calcext:value-type="float">
            <text:p>1376</text:p>
          </table:table-cell>
          <table:table-cell office:value-type="float" office:value="7.485465" calcext:value-type="float">
            <text:p>7,485465</text:p>
          </table:table-cell>
          <table:table-cell office:value-type="float" office:value="1704752" calcext:value-type="float">
            <text:p>1704752</text:p>
          </table:table-cell>
          <table:table-cell table:number-columns-repeated="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.043" calcext:value-type="float">
            <text:p>15000,043</text:p>
          </table:table-cell>
          <table:table-cell office:value-type="float" office:value="1352" calcext:value-type="float">
            <text:p>1352</text:p>
          </table:table-cell>
          <table:table-cell office:value-type="float" office:value="1301660" calcext:value-type="float">
            <text:p>1301660</text:p>
          </table:table-cell>
          <table:table-cell table:number-columns-repeated="5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0000.063" calcext:value-type="float">
            <text:p>20000,063</text:p>
          </table:table-cell>
          <table:table-cell office:value-type="float" office:value="1453" calcext:value-type="float">
            <text:p>1453</text:p>
          </table:table-cell>
          <table:table-cell office:value-type="float" office:value="12.388162" calcext:value-type="float">
            <text:p>12,388162</text:p>
          </table:table-cell>
          <table:table-cell office:value-type="float" office:value="1728787" calcext:value-type="float">
            <text:p>1728787</text:p>
          </table:table-cell>
          <table:table-cell table:number-columns-repeated="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0.049" calcext:value-type="float">
            <text:p>15000,049</text:p>
          </table:table-cell>
          <table:table-cell office:value-type="float" office:value="1364" calcext:value-type="float">
            <text:p>1364</text:p>
          </table:table-cell>
          <table:table-cell office:value-type="float" office:value="1294632" calcext:value-type="float">
            <text:p>1294632</text:p>
          </table:table-cell>
          <table:table-cell table:number-columns-repeated="5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5"/>
          <table:table-cell office:value-type="string" calcext:value-type="string">
            <text:p>AVG</text:p>
          </table:table-cell>
          <table:table-cell office:value-type="float" office:value="1452" calcext:value-type="float">
            <text:p>1452</text:p>
          </table:table-cell>
          <table:table-cell office:value-type="float" office:value="12.301761" calcext:value-type="float">
            <text:p>12,301761</text:p>
          </table:table-cell>
          <table:table-cell table:number-columns-repeated="3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000.042" calcext:value-type="float">
            <text:p>15000,042</text:p>
          </table:table-cell>
          <table:table-cell office:value-type="float" office:value="1343" calcext:value-type="float">
            <text:p>1343</text:p>
          </table:table-cell>
          <table:table-cell office:value-type="float" office:value="1289356" calcext:value-type="float">
            <text:p>128935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5000.05" calcext:value-type="float">
            <text:p>25000,05</text:p>
          </table:table-cell>
          <table:table-cell office:value-type="float" office:value="1342" calcext:value-type="float">
            <text:p>1342</text:p>
          </table:table-cell>
          <table:table-cell office:value-type="float" office:value="84595" calcext:value-type="float">
            <text:p>84595</text:p>
          </table:table-cell>
          <table:table-cell table:formula="of:=[.J64]" office:value-type="float" office:value="1" calcext:value-type="float">
            <text:p>1</text:p>
          </table:table-cell>
          <table:table-cell table:formula="of:=[.K64]" office:value-type="float" office:value="25000.05" calcext:value-type="float">
            <text:p>25000,05</text:p>
          </table:table-cell>
          <table:table-cell table:formula="of:=[.L64]" office:value-type="float" office:value="1342" calcext:value-type="float">
            <text:p>1342</text:p>
          </table:table-cell>
          <table:table-cell table:formula="of:=[.O64]/1000" office:value-type="float" office:value="25.00005" calcext:value-type="float">
            <text:p>25,00</text:p>
          </table:table-cell>
          <table:table-cell table:formula="of:=ABS([.L64]-[.$R$6])/[.L64]*100" office:value-type="float" office:value="5.14157973174367" calcext:value-type="float">
            <text:p>5,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3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000.051" calcext:value-type="float">
            <text:p>15000,051</text:p>
          </table:table-cell>
          <table:table-cell office:value-type="float" office:value="1341" calcext:value-type="float">
            <text:p>1341</text:p>
          </table:table-cell>
          <table:table-cell office:value-type="float" office:value="1294586" calcext:value-type="float">
            <text:p>12945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5000.051" calcext:value-type="float">
            <text:p>25000,051</text:p>
          </table:table-cell>
          <table:table-cell office:value-type="float" office:value="1335" calcext:value-type="float">
            <text:p>1335</text:p>
          </table:table-cell>
          <table:table-cell office:value-type="float" office:value="85894" calcext:value-type="float">
            <text:p>85894</text:p>
          </table:table-cell>
          <table:table-cell table:formula="of:=[.J65]" office:value-type="float" office:value="2" calcext:value-type="float">
            <text:p>2</text:p>
          </table:table-cell>
          <table:table-cell table:formula="of:=[.K65]" office:value-type="float" office:value="25000.051" calcext:value-type="float">
            <text:p>25000,05</text:p>
          </table:table-cell>
          <table:table-cell table:formula="of:=[.L65]" office:value-type="float" office:value="1335" calcext:value-type="float">
            <text:p>1335</text:p>
          </table:table-cell>
          <table:table-cell table:formula="of:=[.O65]/1000" office:value-type="float" office:value="25.000051" calcext:value-type="float">
            <text:p>25,00</text:p>
          </table:table-cell>
          <table:table-cell table:formula="of:=ABS([.L65]-[.$R$6])/[.L65]*100" office:value-type="float" office:value="4.64419475655431" calcext:value-type="float">
            <text:p>4,6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3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3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00.049" calcext:value-type="float">
            <text:p>15000,049</text:p>
          </table:table-cell>
          <table:table-cell office:value-type="float" office:value="1362" calcext:value-type="float">
            <text:p>1362</text:p>
          </table:table-cell>
          <table:table-cell office:value-type="float" office:value="1286868" calcext:value-type="float">
            <text:p>128686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5000.052" calcext:value-type="float">
            <text:p>25000,052</text:p>
          </table:table-cell>
          <table:table-cell office:value-type="float" office:value="1362" calcext:value-type="float">
            <text:p>1362</text:p>
          </table:table-cell>
          <table:table-cell office:value-type="float" office:value="86293" calcext:value-type="float">
            <text:p>86293</text:p>
          </table:table-cell>
          <table:table-cell table:formula="of:=[.J66]" office:value-type="float" office:value="3" calcext:value-type="float">
            <text:p>3</text:p>
          </table:table-cell>
          <table:table-cell table:formula="of:=[.K66]" office:value-type="float" office:value="25000.052" calcext:value-type="float">
            <text:p>25000,05</text:p>
          </table:table-cell>
          <table:table-cell table:formula="of:=[.L66]" office:value-type="float" office:value="1362" calcext:value-type="float">
            <text:p>1362</text:p>
          </table:table-cell>
          <table:table-cell table:formula="of:=[.O66]/1000" office:value-type="float" office:value="25.000052" calcext:value-type="float">
            <text:p>25,00</text:p>
          </table:table-cell>
          <table:table-cell table:formula="of:=ABS([.L66]-[.$R$6])/[.L66]*100" office:value-type="float" office:value="6.5345080763583" calcext:value-type="float">
            <text:p>6,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00.185" calcext:value-type="float">
            <text:p>25000,185</text:p>
          </table:table-cell>
          <table:table-cell office:value-type="float" office:value="2193" calcext:value-type="float">
            <text:p>2193</text:p>
          </table:table-cell>
          <table:table-cell office:value-type="float" office:value="41.951664" calcext:value-type="float">
            <text:p>41,951664</text:p>
          </table:table-cell>
          <table:table-cell office:value-type="float" office:value="79834" calcext:value-type="float">
            <text:p>79834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1"/>
        </table:table-row>
        <table:table-row table:style-name="ro2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5000.033" calcext:value-type="float">
            <text:p>25000,033</text:p>
          </table:table-cell>
          <table:table-cell office:value-type="float" office:value="1345" calcext:value-type="float">
            <text:p>1345</text:p>
          </table:table-cell>
          <table:table-cell office:value-type="float" office:value="86088" calcext:value-type="float">
            <text:p>86088</text:p>
          </table:table-cell>
          <table:table-cell table:formula="of:=[.J67]" office:value-type="float" office:value="4" calcext:value-type="float">
            <text:p>4</text:p>
          </table:table-cell>
          <table:table-cell table:formula="of:=[.K67]" office:value-type="float" office:value="25000.033" calcext:value-type="float">
            <text:p>25000,03</text:p>
          </table:table-cell>
          <table:table-cell table:formula="of:=[.L67]" office:value-type="float" office:value="1345" calcext:value-type="float">
            <text:p>1345</text:p>
          </table:table-cell>
          <table:table-cell table:formula="of:=[.O67]/1000" office:value-type="float" office:value="25.000033" calcext:value-type="float">
            <text:p>25,00</text:p>
          </table:table-cell>
          <table:table-cell table:formula="of:=ABS([.L67]-[.$R$6])/[.L67]*100" office:value-type="float" office:value="5.35315985130112" calcext:value-type="float">
            <text:p>5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00.107" calcext:value-type="float">
            <text:p>25000,107</text:p>
          </table:table-cell>
          <table:table-cell office:value-type="float" office:value="2257" calcext:value-type="float">
            <text:p>2257</text:p>
          </table:table-cell>
          <table:table-cell office:value-type="float" office:value="43.597696" calcext:value-type="float">
            <text:p>43,597696</text:p>
          </table:table-cell>
          <table:table-cell office:value-type="float" office:value="82140" calcext:value-type="float">
            <text:p>82140</text:p>
          </table:table-cell>
          <table:table-cell table:number-columns-repeated="13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000.045" calcext:value-type="float">
            <text:p>25000,045</text:p>
          </table:table-cell>
          <table:table-cell office:value-type="float" office:value="1335" calcext:value-type="float">
            <text:p>1335</text:p>
          </table:table-cell>
          <table:table-cell office:value-type="float" office:value="86431" calcext:value-type="float">
            <text:p>86431</text:p>
          </table:table-cell>
          <table:table-cell table:formula="of:=[.J68]" office:value-type="float" office:value="5" calcext:value-type="float">
            <text:p>5</text:p>
          </table:table-cell>
          <table:table-cell table:formula="of:=[.K68]" office:value-type="float" office:value="25000.045" calcext:value-type="float">
            <text:p>25000,05</text:p>
          </table:table-cell>
          <table:table-cell table:formula="of:=[.L68]" office:value-type="float" office:value="1335" calcext:value-type="float">
            <text:p>1335</text:p>
          </table:table-cell>
          <table:table-cell table:formula="of:=[.O68]/1000" office:value-type="float" office:value="25.000045" calcext:value-type="float">
            <text:p>25,00</text:p>
          </table:table-cell>
          <table:table-cell table:formula="of:=ABS([.L68]-[.$R$6])/[.L68]*100" office:value-type="float" office:value="4.64419475655431" calcext:value-type="float">
            <text:p>4,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000.156" calcext:value-type="float">
            <text:p>25000,156</text:p>
          </table:table-cell>
          <table:table-cell office:value-type="float" office:value="2086" calcext:value-type="float">
            <text:p>2086</text:p>
          </table:table-cell>
          <table:table-cell office:value-type="float" office:value="38.974113" calcext:value-type="float">
            <text:p>38,974113</text:p>
          </table:table-cell>
          <table:table-cell office:value-type="float" office:value="81406" calcext:value-type="float">
            <text:p>8140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5000.036" calcext:value-type="float">
            <text:p>25000,036</text:p>
          </table:table-cell>
          <table:table-cell office:value-type="float" office:value="1344" calcext:value-type="float">
            <text:p>1344</text:p>
          </table:table-cell>
          <table:table-cell office:value-type="float" office:value="5.282738" calcext:value-type="float">
            <text:p>5,282738</text:p>
          </table:table-cell>
          <table:table-cell office:value-type="float" office:value="2112846" calcext:value-type="float">
            <text:p>2112846</text:p>
          </table:table-cell>
          <table:table-cell table:number-columns-repeated="2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200000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64:.O68])" office:value-type="float" office:value="25000.0462" calcext:value-type="float">
            <text:p>25000,05</text:p>
          </table:table-cell>
          <table:table-cell table:style-name="ce10" table:formula="of:=AVERAGE([.P64:.P68])" office:value-type="float" office:value="1343.8" calcext:value-type="float">
            <text:p>1343,8</text:p>
          </table:table-cell>
          <table:table-cell table:style-name="ce16" table:formula="of:=AVERAGE([.Q64:.Q68])" office:value-type="float" office:value="25.0000462" calcext:value-type="float">
            <text:p>25,00</text:p>
          </table:table-cell>
          <table:table-cell table:style-name="ce16" table:formula="of:=AVERAGE([.R64:.R68])" office:value-type="float" office:value="5.26352743450234" calcext:value-type="float">
            <text:p>5,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000.257" calcext:value-type="float">
            <text:p>25000,257</text:p>
          </table:table-cell>
          <table:table-cell office:value-type="float" office:value="2182" calcext:value-type="float">
            <text:p>2182</text:p>
          </table:table-cell>
          <table:table-cell office:value-type="float" office:value="41.659028" calcext:value-type="float">
            <text:p>41,659028</text:p>
          </table:table-cell>
          <table:table-cell office:value-type="float" office:value="82122" calcext:value-type="float">
            <text:p>8212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5000.055" calcext:value-type="float">
            <text:p>25000,055</text:p>
          </table:table-cell>
          <table:table-cell office:value-type="float" office:value="1357" calcext:value-type="float">
            <text:p>1357</text:p>
          </table:table-cell>
          <table:table-cell office:value-type="float" office:value="6.190125" calcext:value-type="float">
            <text:p>6,190125</text:p>
          </table:table-cell>
          <table:table-cell office:value-type="float" office:value="2139630" calcext:value-type="float">
            <text:p>213963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enerationCount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000.049" calcext:value-type="float">
            <text:p>25000,049</text:p>
          </table:table-cell>
          <table:table-cell office:value-type="float" office:value="2209" calcext:value-type="float">
            <text:p>2209</text:p>
          </table:table-cell>
          <table:table-cell office:value-type="float" office:value="42.372114" calcext:value-type="float">
            <text:p>42,372114</text:p>
          </table:table-cell>
          <table:table-cell office:value-type="float" office:value="82315" calcext:value-type="float">
            <text:p>8231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5000.068" calcext:value-type="float">
            <text:p>25000,068</text:p>
          </table:table-cell>
          <table:table-cell office:value-type="float" office:value="1438" calcext:value-type="float">
            <text:p>1438</text:p>
          </table:table-cell>
          <table:table-cell office:value-type="float" office:value="11.47427" calcext:value-type="float">
            <text:p>11,47427</text:p>
          </table:table-cell>
          <table:table-cell office:value-type="float" office:value="2147591" calcext:value-type="float">
            <text:p>2147591</text:p>
          </table:table-cell>
          <table:table-cell table:number-columns-repeated="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.052" calcext:value-type="float">
            <text:p>20000,052</text:p>
          </table:table-cell>
          <table:table-cell office:value-type="float" office:value="1353" calcext:value-type="float">
            <text:p>1353</text:p>
          </table:table-cell>
          <table:table-cell office:value-type="float" office:value="1722692" calcext:value-type="float">
            <text:p>1722692</text:p>
          </table:table-cell>
          <table:table-cell table:number-columns-repeated="5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185" calcext:value-type="float">
            <text:p>2185</text:p>
          </table:table-cell>
          <table:table-cell office:value-type="float" office:value="41.710923" calcext:value-type="float">
            <text:p>41,71092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25000.042" calcext:value-type="float">
            <text:p>25000,042</text:p>
          </table:table-cell>
          <table:table-cell office:value-type="float" office:value="1418" calcext:value-type="float">
            <text:p>1418</text:p>
          </table:table-cell>
          <table:table-cell office:value-type="float" office:value="10.22567" calcext:value-type="float">
            <text:p>10,22567</text:p>
          </table:table-cell>
          <table:table-cell office:value-type="float" office:value="2137027" calcext:value-type="float">
            <text:p>2137027</text:p>
          </table:table-cell>
          <table:table-cell table:number-columns-repeated="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0.043" calcext:value-type="float">
            <text:p>20000,043</text:p>
          </table:table-cell>
          <table:table-cell office:value-type="float" office:value="1340" calcext:value-type="float">
            <text:p>1340</text:p>
          </table:table-cell>
          <table:table-cell office:value-type="float" office:value="1581535" calcext:value-type="float">
            <text:p>1581535</text:p>
          </table:table-cell>
          <table:table-cell table:number-columns-repeated="5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5000.055" calcext:value-type="float">
            <text:p>25000,055</text:p>
          </table:table-cell>
          <table:table-cell office:value-type="float" office:value="1376" calcext:value-type="float">
            <text:p>1376</text:p>
          </table:table-cell>
          <table:table-cell office:value-type="float" office:value="7.485465" calcext:value-type="float">
            <text:p>7,485465</text:p>
          </table:table-cell>
          <table:table-cell office:value-type="float" office:value="2065868" calcext:value-type="float">
            <text:p>2065868</text:p>
          </table:table-cell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000.027" calcext:value-type="float">
            <text:p>20000,027</text:p>
          </table:table-cell>
          <table:table-cell office:value-type="float" office:value="1313" calcext:value-type="float">
            <text:p>1313</text:p>
          </table:table-cell>
          <table:table-cell office:value-type="float" office:value="1482751" calcext:value-type="float">
            <text:p>14827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000.139" calcext:value-type="float">
            <text:p>30000,139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6.051661</text:p>
          </table:table-cell>
          <table:table-cell office:value-type="float" office:value="2477252" calcext:value-type="float">
            <text:p>2477252</text:p>
          </table:table-cell>
          <table:table-cell table:formula="of:=[.K73]" office:value-type="float" office:value="30000.139" calcext:value-type="float">
            <text:p>30000,14</text:p>
          </table:table-cell>
          <table:table-cell table:formula="of:=[.L73]" office:value-type="float" office:value="1355" calcext:value-type="float">
            <text:p>1355</text:p>
          </table:table-cell>
          <table:table-cell table:formula="of:=[.O73]/1000" office:value-type="float" office:value="30.000139" calcext:value-type="float">
            <text:p>30,00</text:p>
          </table:table-cell>
          <table:table-cell table:formula="of:=ABS([.L73]-[.$R$6])/[.L73]*100" office:value-type="float" office:value="6.05166051660517" calcext:value-type="float">
            <text:p>6,05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5"/>
          <table:table-cell office:value-type="string" calcext:value-type="string">
            <text:p>AVG</text:p>
          </table:table-cell>
          <table:table-cell office:value-type="float" office:value="1386" calcext:value-type="float">
            <text:p>1386</text:p>
          </table:table-cell>
          <table:table-cell office:value-type="float" office:value="8.131654" calcext:value-type="float">
            <text:p>8,131654</text:p>
          </table:table-cell>
          <table:table-cell table:number-columns-repeated="3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0.045" calcext:value-type="float">
            <text:p>20000,045</text:p>
          </table:table-cell>
          <table:table-cell office:value-type="float" office:value="1366" calcext:value-type="float">
            <text:p>1366</text:p>
          </table:table-cell>
          <table:table-cell office:value-type="float" office:value="1524693" calcext:value-type="float">
            <text:p>15246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0000.082" calcext:value-type="float">
            <text:p>30000,08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5.982275</text:p>
          </table:table-cell>
          <table:table-cell office:value-type="float" office:value="2450270" calcext:value-type="float">
            <text:p>2450270</text:p>
          </table:table-cell>
          <table:table-cell table:formula="of:=[.K74]" office:value-type="float" office:value="30000.082" calcext:value-type="float">
            <text:p>30000,08</text:p>
          </table:table-cell>
          <table:table-cell table:formula="of:=[.L74]" office:value-type="float" office:value="1354" calcext:value-type="float">
            <text:p>1354</text:p>
          </table:table-cell>
          <table:table-cell table:formula="of:=[.O74]/1000" office:value-type="float" office:value="30.000082" calcext:value-type="float">
            <text:p>30,00</text:p>
          </table:table-cell>
          <table:table-cell table:formula="of:=ABS([.L74]-[.$R$6])/[.L74]*100" office:value-type="float" office:value="5.98227474150665" calcext:value-type="float">
            <text:p>5,9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3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0.049" calcext:value-type="float">
            <text:p>20000,049</text:p>
          </table:table-cell>
          <table:table-cell office:value-type="float" office:value="1361" calcext:value-type="float">
            <text:p>1361</text:p>
          </table:table-cell>
          <table:table-cell office:value-type="float" office:value="1588176" calcext:value-type="float">
            <text:p>158817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0000.052" calcext:value-type="float">
            <text:p>30000,052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5.070843</text:p>
          </table:table-cell>
          <table:table-cell office:value-type="float" office:value="2493874" calcext:value-type="float">
            <text:p>2493874</text:p>
          </table:table-cell>
          <table:table-cell table:formula="of:=[.K75]" office:value-type="float" office:value="30000.052" calcext:value-type="float">
            <text:p>30000,05</text:p>
          </table:table-cell>
          <table:table-cell table:formula="of:=[.L75]" office:value-type="float" office:value="1341" calcext:value-type="float">
            <text:p>1341</text:p>
          </table:table-cell>
          <table:table-cell table:formula="of:=[.O75]/1000" office:value-type="float" office:value="30.000052" calcext:value-type="float">
            <text:p>30,00</text:p>
          </table:table-cell>
          <table:table-cell table:formula="of:=ABS([.L75]-[.$R$6])/[.L75]*100" office:value-type="float" office:value="5.07084265473527" calcext:value-type="float">
            <text:p>5,07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3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31"/>
        </table:table-row>
        <table:table-row table:style-name="ro2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000.046" calcext:value-type="float">
            <text:p>30000,046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3.414264</text:p>
          </table:table-cell>
          <table:table-cell office:value-type="float" office:value="2480711" calcext:value-type="float">
            <text:p>2480711</text:p>
          </table:table-cell>
          <table:table-cell table:formula="of:=[.K76]" office:value-type="float" office:value="30000.046" calcext:value-type="float">
            <text:p>30000,05</text:p>
          </table:table-cell>
          <table:table-cell table:formula="of:=[.L76]" office:value-type="float" office:value="1318" calcext:value-type="float">
            <text:p>1318</text:p>
          </table:table-cell>
          <table:table-cell table:formula="of:=[.O76]/1000" office:value-type="float" office:value="30.000046" calcext:value-type="float">
            <text:p>30,00</text:p>
          </table:table-cell>
          <table:table-cell table:formula="of:=ABS([.L76]-[.$R$6])/[.L76]*100" office:value-type="float" office:value="3.41426403641882" calcext:value-type="float">
            <text:p>3,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0.124" calcext:value-type="float">
            <text:p>30000,124</text:p>
          </table:table-cell>
          <table:table-cell office:value-type="float" office:value="2208" calcext:value-type="float">
            <text:p>2208</text:p>
          </table:table-cell>
          <table:table-cell office:value-type="float" office:value="42.346014" calcext:value-type="float">
            <text:p>42,346014</text:p>
          </table:table-cell>
          <table:table-cell office:value-type="float" office:value="96835" calcext:value-type="float">
            <text:p>96835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000.066" calcext:value-type="float">
            <text:p>30000,06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5.773501</text:p>
          </table:table-cell>
          <table:table-cell office:value-type="float" office:value="2501672" calcext:value-type="float">
            <text:p>2501672</text:p>
          </table:table-cell>
          <table:table-cell table:formula="of:=[.K77]" office:value-type="float" office:value="30000.066" calcext:value-type="float">
            <text:p>30000,07</text:p>
          </table:table-cell>
          <table:table-cell table:formula="of:=[.L77]" office:value-type="float" office:value="1351" calcext:value-type="float">
            <text:p>1351</text:p>
          </table:table-cell>
          <table:table-cell table:formula="of:=[.O77]/1000" office:value-type="float" office:value="30.000066" calcext:value-type="float">
            <text:p>30,00</text:p>
          </table:table-cell>
          <table:table-cell table:formula="of:=ABS([.L77]-[.$R$6])/[.L77]*100" office:value-type="float" office:value="5.77350111028867" calcext:value-type="float">
            <text:p>5,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000.202" calcext:value-type="float">
            <text:p>30000,202</text:p>
          </table:table-cell>
          <table:table-cell office:value-type="float" office:value="2213" calcext:value-type="float">
            <text:p>2213</text:p>
          </table:table-cell>
          <table:table-cell office:value-type="float" office:value="42.476277" calcext:value-type="float">
            <text:p>42,476277</text:p>
          </table:table-cell>
          <table:table-cell office:value-type="float" office:value="97924" calcext:value-type="float">
            <text:p>97924</text:p>
          </table:table-cell>
          <table:table-cell table:number-columns-repeated="13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2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00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73:.O77])" office:value-type="float" office:value="30000.077" calcext:value-type="float">
            <text:p>30000,08</text:p>
          </table:table-cell>
          <table:table-cell table:style-name="ce10" table:formula="of:=AVERAGE([.P73:.P77])" office:value-type="float" office:value="1343.8" calcext:value-type="float">
            <text:p>1343,8</text:p>
          </table:table-cell>
          <table:table-cell table:style-name="ce16" table:formula="of:=AVERAGE([.Q73:.Q77])" office:value-type="float" office:value="30.000077" calcext:value-type="float">
            <text:p>30,00</text:p>
          </table:table-cell>
          <table:table-cell table:style-name="ce16" table:formula="of:=AVERAGE([.R73:.R77])" office:value-type="float" office:value="5.25850861191092" calcext:value-type="float">
            <text:p>5,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00.236" calcext:value-type="float">
            <text:p>30000,236</text:p>
          </table:table-cell>
          <table:table-cell office:value-type="float" office:value="2236" calcext:value-type="float">
            <text:p>2236</text:p>
          </table:table-cell>
          <table:table-cell office:value-type="float" office:value="43.067979" calcext:value-type="float">
            <text:p>43,067979</text:p>
          </table:table-cell>
          <table:table-cell office:value-type="float" office:value="98497" calcext:value-type="float">
            <text:p>9849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0000.032" calcext:value-type="float">
            <text:p>30000,032</text:p>
          </table:table-cell>
          <table:table-cell office:value-type="float" office:value="1334" calcext:value-type="float">
            <text:p>1334</text:p>
          </table:table-cell>
          <table:table-cell office:value-type="float" office:value="4.572714" calcext:value-type="float">
            <text:p>4,572714</text:p>
          </table:table-cell>
          <table:table-cell office:value-type="float" office:value="2519659" calcext:value-type="float">
            <text:p>25196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enerationCount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000.112" calcext:value-type="float">
            <text:p>30000,112</text:p>
          </table:table-cell>
          <table:table-cell office:value-type="float" office:value="2058" calcext:value-type="float">
            <text:p>2058</text:p>
          </table:table-cell>
          <table:table-cell office:value-type="float" office:value="38.143829" calcext:value-type="float">
            <text:p>38,143829</text:p>
          </table:table-cell>
          <table:table-cell office:value-type="float" office:value="98368" calcext:value-type="float">
            <text:p>98368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0000.05" calcext:value-type="float">
            <text:p>30000,05</text:p>
          </table:table-cell>
          <table:table-cell office:value-type="float" office:value="1419" calcext:value-type="float">
            <text:p>1419</text:p>
          </table:table-cell>
          <table:table-cell office:value-type="float" office:value="10.288936" calcext:value-type="float">
            <text:p>10,288936</text:p>
          </table:table-cell>
          <table:table-cell office:value-type="float" office:value="2608089" calcext:value-type="float">
            <text:p>2608089</text:p>
          </table:table-cell>
          <table:table-cell table:number-columns-repeated="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.05" calcext:value-type="float">
            <text:p>25000,05</text:p>
          </table:table-cell>
          <table:table-cell office:value-type="float" office:value="1342" calcext:value-type="float">
            <text:p>1342</text:p>
          </table:table-cell>
          <table:table-cell office:value-type="float" office:value="2136887" calcext:value-type="float">
            <text:p>2136887</text:p>
          </table:table-cell>
          <table:table-cell table:number-columns-repeated="5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000.185" calcext:value-type="float">
            <text:p>30000,185</text:p>
          </table:table-cell>
          <table:table-cell office:value-type="float" office:value="2124" calcext:value-type="float">
            <text:p>2124</text:p>
          </table:table-cell>
          <table:table-cell office:value-type="float" office:value="40.065913" calcext:value-type="float">
            <text:p>40,065913</text:p>
          </table:table-cell>
          <table:table-cell office:value-type="float" office:value="97918" calcext:value-type="float">
            <text:p>97918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30000.047" calcext:value-type="float">
            <text:p>30000,047</text:p>
          </table:table-cell>
          <table:table-cell office:value-type="float" office:value="1373" calcext:value-type="float">
            <text:p>1373</text:p>
          </table:table-cell>
          <table:table-cell office:value-type="float" office:value="7.283321" calcext:value-type="float">
            <text:p>7,283321</text:p>
          </table:table-cell>
          <table:table-cell office:value-type="float" office:value="2602244" calcext:value-type="float">
            <text:p>2602244</text:p>
          </table:table-cell>
          <table:table-cell table:number-columns-repeated="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000.051" calcext:value-type="float">
            <text:p>25000,051</text:p>
          </table:table-cell>
          <table:table-cell office:value-type="float" office:value="1335" calcext:value-type="float">
            <text:p>1335</text:p>
          </table:table-cell>
          <table:table-cell office:value-type="float" office:value="1982739" calcext:value-type="float">
            <text:p>1982739</text:p>
          </table:table-cell>
          <table:table-cell table:number-columns-repeated="5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167" calcext:value-type="float">
            <text:p>2167</text:p>
          </table:table-cell>
          <table:table-cell office:value-type="float" office:value="41.220002" calcext:value-type="float">
            <text:p>41,22000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30000.048" calcext:value-type="float">
            <text:p>30000,048</text:p>
          </table:table-cell>
          <table:table-cell office:value-type="float" office:value="1335" calcext:value-type="float">
            <text:p>1335</text:p>
          </table:table-cell>
          <table:table-cell office:value-type="float" office:value="4.644195" calcext:value-type="float">
            <text:p>4,644195</text:p>
          </table:table-cell>
          <table:table-cell office:value-type="float" office:value="2546159" calcext:value-type="float">
            <text:p>2546159</text:p>
          </table:table-cell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000.052" calcext:value-type="float">
            <text:p>25000,052</text:p>
          </table:table-cell>
          <table:table-cell office:value-type="float" office:value="1362" calcext:value-type="float">
            <text:p>1362</text:p>
          </table:table-cell>
          <table:table-cell office:value-type="float" office:value="1961895" calcext:value-type="float">
            <text:p>19618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0000.053" calcext:value-type="float">
            <text:p>40000,053</text:p>
          </table:table-cell>
          <table:table-cell office:value-type="float" office:value="1346" calcext:value-type="float">
            <text:p>1346</text:p>
          </table:table-cell>
          <table:table-cell office:value-type="float" office:value="84595" calcext:value-type="float">
            <text:p>84595</text:p>
          </table:table-cell>
          <table:table-cell table:formula="of:=[.J82]" office:value-type="float" office:value="1" calcext:value-type="float">
            <text:p>1</text:p>
          </table:table-cell>
          <table:table-cell table:formula="of:=[.K82]" office:value-type="float" office:value="40000.053" calcext:value-type="float">
            <text:p>40000,05</text:p>
          </table:table-cell>
          <table:table-cell table:formula="of:=[.L82]" office:value-type="float" office:value="1346" calcext:value-type="float">
            <text:p>1346</text:p>
          </table:table-cell>
          <table:table-cell table:formula="of:=[.O82]/1000" office:value-type="float" office:value="40.000053" calcext:value-type="float">
            <text:p>40,00</text:p>
          </table:table-cell>
          <table:table-cell table:formula="of:=ABS([.L82]-[.$R$6])/[.L82]*100" office:value-type="float" office:value="5.42347696879643" calcext:value-type="float">
            <text:p>5,42</text:p>
          </table:table-cell>
          <table:table-cell table:number-columns-repeated="2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30000.044" calcext:value-type="float">
            <text:p>30000,044</text:p>
          </table:table-cell>
          <table:table-cell office:value-type="float" office:value="1384" calcext:value-type="float">
            <text:p>1384</text:p>
          </table:table-cell>
          <table:table-cell office:value-type="float" office:value="8.020231" calcext:value-type="float">
            <text:p>8,020231</text:p>
          </table:table-cell>
          <table:table-cell office:value-type="float" office:value="2603673" calcext:value-type="float">
            <text:p>2603673</text:p>
          </table:table-cell>
          <table:table-cell table:number-columns-repeated="2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00.033" calcext:value-type="float">
            <text:p>25000,033</text:p>
          </table:table-cell>
          <table:table-cell office:value-type="float" office:value="1345" calcext:value-type="float">
            <text:p>1345</text:p>
          </table:table-cell>
          <table:table-cell office:value-type="float" office:value="2070591" calcext:value-type="float">
            <text:p>207059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0000.075" calcext:value-type="float">
            <text:p>40000,075</text:p>
          </table:table-cell>
          <table:table-cell office:value-type="float" office:value="1358" calcext:value-type="float">
            <text:p>1358</text:p>
          </table:table-cell>
          <table:table-cell office:value-type="float" office:value="85894" calcext:value-type="float">
            <text:p>85894</text:p>
          </table:table-cell>
          <table:table-cell table:formula="of:=[.J83]" office:value-type="float" office:value="2" calcext:value-type="float">
            <text:p>2</text:p>
          </table:table-cell>
          <table:table-cell table:formula="of:=[.K83]" office:value-type="float" office:value="40000.075" calcext:value-type="float">
            <text:p>40000,08</text:p>
          </table:table-cell>
          <table:table-cell table:formula="of:=[.L83]" office:value-type="float" office:value="1358" calcext:value-type="float">
            <text:p>1358</text:p>
          </table:table-cell>
          <table:table-cell table:formula="of:=[.O83]/1000" office:value-type="float" office:value="40.000075" calcext:value-type="float">
            <text:p>40,00</text:p>
          </table:table-cell>
          <table:table-cell table:formula="of:=ABS([.L83]-[.$R$6])/[.L83]*100" office:value-type="float" office:value="6.25920471281296" calcext:value-type="float">
            <text:p>6,26</text:p>
          </table:table-cell>
          <table:table-cell table:number-columns-repeated="2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15"/>
          <table:table-cell office:value-type="string" calcext:value-type="string">
            <text:p>AVG</text:p>
          </table:table-cell>
          <table:table-cell office:value-type="float" office:value="1369" calcext:value-type="float">
            <text:p>1369</text:p>
          </table:table-cell>
          <table:table-cell office:value-type="float" office:value="6.961879" calcext:value-type="float">
            <text:p>6,961879</text:p>
          </table:table-cell>
          <table:table-cell table:number-columns-repeated="3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00.045" calcext:value-type="float">
            <text:p>25000,045</text:p>
          </table:table-cell>
          <table:table-cell office:value-type="float" office:value="1335" calcext:value-type="float">
            <text:p>1335</text:p>
          </table:table-cell>
          <table:table-cell office:value-type="float" office:value="2086296" calcext:value-type="float">
            <text:p>20862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0000.046" calcext:value-type="float">
            <text:p>40000,046</text:p>
          </table:table-cell>
          <table:table-cell office:value-type="float" office:value="1345" calcext:value-type="float">
            <text:p>1345</text:p>
          </table:table-cell>
          <table:table-cell office:value-type="float" office:value="86293" calcext:value-type="float">
            <text:p>86293</text:p>
          </table:table-cell>
          <table:table-cell table:formula="of:=[.J84]" office:value-type="float" office:value="3" calcext:value-type="float">
            <text:p>3</text:p>
          </table:table-cell>
          <table:table-cell table:formula="of:=[.K84]" office:value-type="float" office:value="40000.046" calcext:value-type="float">
            <text:p>40000,05</text:p>
          </table:table-cell>
          <table:table-cell table:formula="of:=[.L84]" office:value-type="float" office:value="1345" calcext:value-type="float">
            <text:p>1345</text:p>
          </table:table-cell>
          <table:table-cell table:formula="of:=[.O84]/1000" office:value-type="float" office:value="40.000046" calcext:value-type="float">
            <text:p>40,00</text:p>
          </table:table-cell>
          <table:table-cell table:formula="of:=ABS([.L84]-[.$R$6])/[.L84]*100" office:value-type="float" office:value="5.35315985130112" calcext:value-type="float">
            <text:p>5,3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/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33"/>
        </table:table-row>
        <table:table-row table:style-name="ro2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40000.043" calcext:value-type="float">
            <text:p>40000,043</text:p>
          </table:table-cell>
          <table:table-cell office:value-type="float" office:value="1349" calcext:value-type="float">
            <text:p>1349</text:p>
          </table:table-cell>
          <table:table-cell office:value-type="float" office:value="86088" calcext:value-type="float">
            <text:p>86088</text:p>
          </table:table-cell>
          <table:table-cell table:formula="of:=[.J85]" office:value-type="float" office:value="4" calcext:value-type="float">
            <text:p>4</text:p>
          </table:table-cell>
          <table:table-cell table:formula="of:=[.K85]" office:value-type="float" office:value="40000.043" calcext:value-type="float">
            <text:p>40000,04</text:p>
          </table:table-cell>
          <table:table-cell table:formula="of:=[.L85]" office:value-type="float" office:value="1349" calcext:value-type="float">
            <text:p>1349</text:p>
          </table:table-cell>
          <table:table-cell table:formula="of:=[.O85]/1000" office:value-type="float" office:value="40.000043" calcext:value-type="float">
            <text:p>40,00</text:p>
          </table:table-cell>
          <table:table-cell table:formula="of:=ABS([.L85]-[.$R$6])/[.L85]*100" office:value-type="float" office:value="5.63380281690141" calcext:value-type="float">
            <text:p>5,6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13"/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0000.044" calcext:value-type="float">
            <text:p>40000,044</text:p>
          </table:table-cell>
          <table:table-cell office:value-type="float" office:value="1359" calcext:value-type="float">
            <text:p>1359</text:p>
          </table:table-cell>
          <table:table-cell office:value-type="float" office:value="86431" calcext:value-type="float">
            <text:p>86431</text:p>
          </table:table-cell>
          <table:table-cell table:formula="of:=[.J86]" office:value-type="float" office:value="5" calcext:value-type="float">
            <text:p>5</text:p>
          </table:table-cell>
          <table:table-cell table:formula="of:=[.K86]" office:value-type="float" office:value="40000.044" calcext:value-type="float">
            <text:p>40000,04</text:p>
          </table:table-cell>
          <table:table-cell table:formula="of:=[.L86]" office:value-type="float" office:value="1359" calcext:value-type="float">
            <text:p>1359</text:p>
          </table:table-cell>
          <table:table-cell table:formula="of:=[.O86]/1000" office:value-type="float" office:value="40.000044" calcext:value-type="float">
            <text:p>40,00</text:p>
          </table:table-cell>
          <table:table-cell table:formula="of:=ABS([.L86]-[.$R$6])/[.L86]*100" office:value-type="float" office:value="6.32818248712288" calcext:value-type="float">
            <text:p>6,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.087" calcext:value-type="float">
            <text:p>40000,087</text:p>
          </table:table-cell>
          <table:table-cell office:value-type="float" office:value="2219" calcext:value-type="float">
            <text:p>2219</text:p>
          </table:table-cell>
          <table:table-cell office:value-type="float" office:value="42.631816" calcext:value-type="float">
            <text:p>42,631816</text:p>
          </table:table-cell>
          <table:table-cell office:value-type="float" office:value="133255" calcext:value-type="float">
            <text:p>133255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00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82:.O86])" office:value-type="float" office:value="40000.0522" calcext:value-type="float">
            <text:p>40000,05</text:p>
          </table:table-cell>
          <table:table-cell table:style-name="ce10" table:formula="of:=AVERAGE([.P82:.P86])" office:value-type="float" office:value="1351.4" calcext:value-type="float">
            <text:p>1351,4</text:p>
          </table:table-cell>
          <table:table-cell table:style-name="ce16" table:formula="of:=AVERAGE([.Q82:.Q86])" office:value-type="float" office:value="40.0000522" calcext:value-type="float">
            <text:p>40,00</text:p>
          </table:table-cell>
          <table:table-cell table:style-name="ce16" table:formula="of:=AVERAGE([.R82:.R86])" office:value-type="float" office:value="5.79956536738696" calcext:value-type="float">
            <text:p>5,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.322" calcext:value-type="float">
            <text:p>40000,322</text:p>
          </table:table-cell>
          <table:table-cell office:value-type="float" office:value="2139" calcext:value-type="float">
            <text:p>2139</text:p>
          </table:table-cell>
          <table:table-cell office:value-type="float" office:value="40.486209" calcext:value-type="float">
            <text:p>40,486209</text:p>
          </table:table-cell>
          <table:table-cell office:value-type="float" office:value="133840" calcext:value-type="float">
            <text:p>133840</text:p>
          </table:table-cell>
          <table:table-cell table:number-columns-repeated="13"/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tionCount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enerationCount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000.133" calcext:value-type="float">
            <text:p>40000,133</text:p>
          </table:table-cell>
          <table:table-cell office:value-type="float" office:value="2260" calcext:value-type="float">
            <text:p>2260</text:p>
          </table:table-cell>
          <table:table-cell office:value-type="float" office:value="43.672566" calcext:value-type="float">
            <text:p>43,672566</text:p>
          </table:table-cell>
          <table:table-cell office:value-type="float" office:value="129076" calcext:value-type="float">
            <text:p>12907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0000.044" calcext:value-type="float">
            <text:p>40000,044</text:p>
          </table:table-cell>
          <table:table-cell office:value-type="float" office:value="1347" calcext:value-type="float">
            <text:p>1347</text:p>
          </table:table-cell>
          <table:table-cell office:value-type="float" office:value="5.49369" calcext:value-type="float">
            <text:p>5,49369</text:p>
          </table:table-cell>
          <table:table-cell office:value-type="float" office:value="3427811" calcext:value-type="float">
            <text:p>3427811</text:p>
          </table:table-cell>
          <table:table-cell table:number-columns-repeated="2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0.051" calcext:value-type="float">
            <text:p>30000,051</text:p>
          </table:table-cell>
          <table:table-cell office:value-type="float" office:value="1330" calcext:value-type="float">
            <text:p>1330</text:p>
          </table:table-cell>
          <table:table-cell office:value-type="float" office:value="2501033" calcext:value-type="float">
            <text:p>2501033</text:p>
          </table:table-cell>
          <table:table-cell table:number-columns-repeated="5"/>
          <table:table-cell table:style-name="ce2" office:value-type="string" calcext:value-type="string" table:number-columns-spanned="3" table:number-rows-spanned="1">
            <text:p>Surowe dane</text:p>
          </table:table-cell>
          <table:covered-table-cell table:number-columns-repeated="2" table:style-name="ce6"/>
          <table:table-cell table:style-name="ce6"/>
          <table:table-cell table:style-name="ce5" office:value-type="string" calcext:value-type="string" table:number-columns-spanned="4" table:number-rows-spanned="1">
            <text:p>rozwiązanie optymalne</text:p>
          </table:table-cell>
          <table:covered-table-cell table:style-name="ce8"/>
          <table:covered-table-cell table:number-columns-repeated="2" table:style-name="ce17"/>
          <table:table-cell table:style-name="ce18" office:value-type="float" office:value="1273" calcext:value-type="float">
            <text:p>12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.087" calcext:value-type="float">
            <text:p>40000,087</text:p>
          </table:table-cell>
          <table:table-cell office:value-type="float" office:value="2154" calcext:value-type="float">
            <text:p>2154</text:p>
          </table:table-cell>
          <table:table-cell office:value-type="float" office:value="40.90065" calcext:value-type="float">
            <text:p>40,90065</text:p>
          </table:table-cell>
          <table:table-cell office:value-type="float" office:value="129086" calcext:value-type="float">
            <text:p>129086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0000.048" calcext:value-type="float">
            <text:p>40000,048</text:p>
          </table:table-cell>
          <table:table-cell office:value-type="float" office:value="1479" calcext:value-type="float">
            <text:p>1479</text:p>
          </table:table-cell>
          <table:table-cell office:value-type="float" office:value="13.92833" calcext:value-type="float">
            <text:p>13,92833</text:p>
          </table:table-cell>
          <table:table-cell office:value-type="float" office:value="3394367" calcext:value-type="float">
            <text:p>3394367</text:p>
          </table:table-cell>
          <table:table-cell table:number-columns-repeated="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000.073" calcext:value-type="float">
            <text:p>30000,073</text:p>
          </table:table-cell>
          <table:table-cell office:value-type="float" office:value="1347" calcext:value-type="float">
            <text:p>1347</text:p>
          </table:table-cell>
          <table:table-cell office:value-type="float" office:value="2523087" calcext:value-type="float">
            <text:p>2523087</text:p>
          </table:table-cell>
          <table:table-cell table:number-columns-repeated="5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/>
          <table:table-cell table:style-name="ce3" office:value-type="string" calcext:value-type="string">
            <text:p>l.p.</text:p>
          </table:table-cell>
          <table:table-cell table:style-name="ce3" office:value-type="string" calcext:value-type="string">
            <text:p>czas [ms]</text:p>
          </table:table-cell>
          <table:table-cell table:style-name="ce3" office:value-type="string" calcext:value-type="string">
            <text:p>droga</text:p>
          </table:table-cell>
          <table:table-cell table:style-name="ce3" office:value-type="string" calcext:value-type="string">
            <text:p>czas [s]</text:p>
          </table:table-cell>
          <table:table-cell table:style-name="ce3" office:value-type="string" calcext:value-type="string">
            <text:p>Błąd [%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000.233" calcext:value-type="float">
            <text:p>40000,233</text:p>
          </table:table-cell>
          <table:table-cell office:value-type="float" office:value="2226" calcext:value-type="float">
            <text:p>2226</text:p>
          </table:table-cell>
          <table:table-cell office:value-type="float" office:value="42.812219" calcext:value-type="float">
            <text:p>42,812219</text:p>
          </table:table-cell>
          <table:table-cell office:value-type="float" office:value="130159" calcext:value-type="float">
            <text:p>13015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40000.05" calcext:value-type="float">
            <text:p>40000,05</text:p>
          </table:table-cell>
          <table:table-cell office:value-type="float" office:value="1373" calcext:value-type="float">
            <text:p>1373</text:p>
          </table:table-cell>
          <table:table-cell office:value-type="float" office:value="7.283321" calcext:value-type="float">
            <text:p>7,283321</text:p>
          </table:table-cell>
          <table:table-cell office:value-type="float" office:value="3439668" calcext:value-type="float">
            <text:p>3439668</text:p>
          </table:table-cell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000.065" calcext:value-type="float">
            <text:p>30000,065</text:p>
          </table:table-cell>
          <table:table-cell office:value-type="float" office:value="1347" calcext:value-type="float">
            <text:p>1347</text:p>
          </table:table-cell>
          <table:table-cell office:value-type="float" office:value="2515209" calcext:value-type="float">
            <text:p>25152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00.053" calcext:value-type="float">
            <text:p>5000,053</text:p>
          </table:table-cell>
          <table:table-cell office:value-type="float" office:value="1391" calcext:value-type="float">
            <text:p>1391</text:p>
          </table:table-cell>
          <table:table-cell office:value-type="float" office:value="84595" calcext:value-type="float">
            <text:p>84595</text:p>
          </table:table-cell>
          <table:table-cell table:formula="of:=[.J91]" office:value-type="float" office:value="1" calcext:value-type="float">
            <text:p>1</text:p>
          </table:table-cell>
          <table:table-cell table:formula="of:=[.K91]" office:value-type="float" office:value="5000.053" calcext:value-type="float">
            <text:p>5000,05</text:p>
          </table:table-cell>
          <table:table-cell table:formula="of:=[.L91]" office:value-type="float" office:value="1391" calcext:value-type="float">
            <text:p>1391</text:p>
          </table:table-cell>
          <table:table-cell table:formula="of:=[.O91]/1000" office:value-type="float" office:value="5.000053" calcext:value-type="float">
            <text:p>5,00</text:p>
          </table:table-cell>
          <table:table-cell table:formula="of:=ABS([.L91]-[.$R$6])/[.L91]*100" office:value-type="float" office:value="8.48310567936736" calcext:value-type="float">
            <text:p>8,48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199" calcext:value-type="float">
            <text:p>2199</text:p>
          </table:table-cell>
          <table:table-cell office:value-type="float" office:value="42.100692" calcext:value-type="float">
            <text:p>42,10069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0000.05" calcext:value-type="float">
            <text:p>40000,05</text:p>
          </table:table-cell>
          <table:table-cell office:value-type="float" office:value="1393" calcext:value-type="float">
            <text:p>1393</text:p>
          </table:table-cell>
          <table:table-cell office:value-type="float" office:value="8.614501" calcext:value-type="float">
            <text:p>8,614501</text:p>
          </table:table-cell>
          <table:table-cell office:value-type="float" office:value="3462943" calcext:value-type="float">
            <text:p>3462943</text:p>
          </table:table-cell>
          <table:table-cell table:number-columns-repeated="2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000.028" calcext:value-type="float">
            <text:p>30000,028</text:p>
          </table:table-cell>
          <table:table-cell office:value-type="float" office:value="1341" calcext:value-type="float">
            <text:p>1341</text:p>
          </table:table-cell>
          <table:table-cell office:value-type="float" office:value="2472147" calcext:value-type="float">
            <text:p>247214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000.049" calcext:value-type="float">
            <text:p>5000,049</text:p>
          </table:table-cell>
          <table:table-cell office:value-type="float" office:value="1414" calcext:value-type="float">
            <text:p>1414</text:p>
          </table:table-cell>
          <table:table-cell office:value-type="float" office:value="85894" calcext:value-type="float">
            <text:p>85894</text:p>
          </table:table-cell>
          <table:table-cell table:formula="of:=[.J92]" office:value-type="float" office:value="2" calcext:value-type="float">
            <text:p>2</text:p>
          </table:table-cell>
          <table:table-cell table:formula="of:=[.K92]" office:value-type="float" office:value="5000.049" calcext:value-type="float">
            <text:p>5000,05</text:p>
          </table:table-cell>
          <table:table-cell table:formula="of:=[.L92]" office:value-type="float" office:value="1414" calcext:value-type="float">
            <text:p>1414</text:p>
          </table:table-cell>
          <table:table-cell table:formula="of:=[.O92]/1000" office:value-type="float" office:value="5.000049" calcext:value-type="float">
            <text:p>5,00</text:p>
          </table:table-cell>
          <table:table-cell table:formula="of:=ABS([.L92]-[.$R$6])/[.L92]*100" office:value-type="float" office:value="9.97171145685997" calcext:value-type="float">
            <text:p>9,97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40000.05" calcext:value-type="float">
            <text:p>40000,05</text:p>
          </table:table-cell>
          <table:table-cell office:value-type="float" office:value="1356" calcext:value-type="float">
            <text:p>1356</text:p>
          </table:table-cell>
          <table:table-cell office:value-type="float" office:value="6.120944" calcext:value-type="float">
            <text:p>6,120944</text:p>
          </table:table-cell>
          <table:table-cell office:value-type="float" office:value="3461196" calcext:value-type="float">
            <text:p>3461196</text:p>
          </table:table-cell>
          <table:table-cell table:number-columns-repeated="2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000.055" calcext:value-type="float">
            <text:p>30000,055</text:p>
          </table:table-cell>
          <table:table-cell office:value-type="float" office:value="1367" calcext:value-type="float">
            <text:p>1367</text:p>
          </table:table-cell>
          <table:table-cell office:value-type="float" office:value="2502585" calcext:value-type="float">
            <text:p>250258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000.049" calcext:value-type="float">
            <text:p>5000,049</text:p>
          </table:table-cell>
          <table:table-cell office:value-type="float" office:value="1390" calcext:value-type="float">
            <text:p>1390</text:p>
          </table:table-cell>
          <table:table-cell office:value-type="float" office:value="86293" calcext:value-type="float">
            <text:p>86293</text:p>
          </table:table-cell>
          <table:table-cell table:formula="of:=[.J93]" office:value-type="float" office:value="3" calcext:value-type="float">
            <text:p>3</text:p>
          </table:table-cell>
          <table:table-cell table:formula="of:=[.K93]" office:value-type="float" office:value="5000.049" calcext:value-type="float">
            <text:p>5000,05</text:p>
          </table:table-cell>
          <table:table-cell table:formula="of:=[.L93]" office:value-type="float" office:value="1390" calcext:value-type="float">
            <text:p>1390</text:p>
          </table:table-cell>
          <table:table-cell table:formula="of:=[.O93]/1000" office:value-type="float" office:value="5.000049" calcext:value-type="float">
            <text:p>5,00</text:p>
          </table:table-cell>
          <table:table-cell table:formula="of:=ABS([.L93]-[.$R$6])/[.L93]*100" office:value-type="float" office:value="8.41726618705036" calcext:value-type="float">
            <text:p>8,42</text:p>
          </table:table-cell>
          <table:table-cell table:number-columns-repeated="20"/>
          <table:table-cell office:value-type="string" calcext:value-type="string">
            <text:p>AVG</text:p>
          </table:table-cell>
          <table:table-cell office:value-type="float" office:value="1389" calcext:value-type="float">
            <text:p>1389</text:p>
          </table:table-cell>
          <table:table-cell office:value-type="float" office:value="8.288157" calcext:value-type="float">
            <text:p>8,288157</text:p>
          </table:table-cell>
          <table:table-cell table:number-columns-repeated="31"/>
        </table:table-row>
        <table:table-row table:style-name="ro2">
          <table:table-cell table:formula="of:=====================================" office:value-type="string" office:string-value="" calcext:value-type="error">
            <text:p>Błąd:5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000.046" calcext:value-type="float">
            <text:p>5000,046</text:p>
          </table:table-cell>
          <table:table-cell office:value-type="float" office:value="1366" calcext:value-type="float">
            <text:p>1366</text:p>
          </table:table-cell>
          <table:table-cell office:value-type="float" office:value="86088" calcext:value-type="float">
            <text:p>86088</text:p>
          </table:table-cell>
          <table:table-cell table:formula="of:=[.J94]" office:value-type="float" office:value="4" calcext:value-type="float">
            <text:p>4</text:p>
          </table:table-cell>
          <table:table-cell table:formula="of:=[.K94]" office:value-type="float" office:value="5000.046" calcext:value-type="float">
            <text:p>5000,05</text:p>
          </table:table-cell>
          <table:table-cell table:formula="of:=[.L94]" office:value-type="float" office:value="1366" calcext:value-type="float">
            <text:p>1366</text:p>
          </table:table-cell>
          <table:table-cell table:formula="of:=[.O94]/1000" office:value-type="float" office:value="5.000046" calcext:value-type="float">
            <text:p>5,00</text:p>
          </table:table-cell>
          <table:table-cell table:formula="of:=ABS([.L94]-[.$R$6])/[.L94]*100" office:value-type="float" office:value="6.80819912152269" calcext:value-type="float">
            <text:p>6,8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econds</text:p>
          </table:table-cell>
          <table:table-cell office:value-type="string" calcext:value-type="string">
            <text:p>popSize</text:p>
          </table:table-cell>
          <table:table-cell office:value-type="string" calcext:value-type="string">
            <text:p>mutati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000.052" calcext:value-type="float">
            <text:p>5000,052</text:p>
          </table:table-cell>
          <table:table-cell office:value-type="float" office:value="1388" calcext:value-type="float">
            <text:p>1388</text:p>
          </table:table-cell>
          <table:table-cell office:value-type="float" office:value="86431" calcext:value-type="float">
            <text:p>86431</text:p>
          </table:table-cell>
          <table:table-cell table:formula="of:=[.J95]" office:value-type="float" office:value="5" calcext:value-type="float">
            <text:p>5</text:p>
          </table:table-cell>
          <table:table-cell table:formula="of:=[.K95]" office:value-type="float" office:value="5000.052" calcext:value-type="float">
            <text:p>5000,05</text:p>
          </table:table-cell>
          <table:table-cell table:formula="of:=[.L95]" office:value-type="float" office:value="1388" calcext:value-type="float">
            <text:p>1388</text:p>
          </table:table-cell>
          <table:table-cell table:formula="of:=[.O95]/1000" office:value-type="float" office:value="5.000052" calcext:value-type="float">
            <text:p>5,00</text:p>
          </table:table-cell>
          <table:table-cell table:formula="of:=ABS([.L95]-[.$R$6])/[.L95]*100" office:value-type="float" office:value="8.28530259365994" calcext:value-type="float">
            <text:p>8,29</text:p>
          </table:table-cell>
          <table:table-cell table:number-columns-repeated="5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000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razem</text:p>
          </table:table-cell>
          <table:covered-table-cell table:style-name="ce7"/>
          <table:covered-table-cell table:style-name="ce10"/>
          <table:table-cell table:style-name="ce10"/>
          <table:table-cell table:style-name="ce10" office:value-type="string" calcext:value-type="string">
            <text:p>Razem</text:p>
          </table:table-cell>
          <table:table-cell table:style-name="ce16" table:formula="of:=AVERAGE([.O91:.O95])" office:value-type="float" office:value="5000.0498" calcext:value-type="float">
            <text:p>5000,05</text:p>
          </table:table-cell>
          <table:table-cell table:style-name="ce10" table:formula="of:=AVERAGE([.P91:.P95])" office:value-type="float" office:value="1389.8" calcext:value-type="float">
            <text:p>1389,8</text:p>
          </table:table-cell>
          <table:table-cell table:style-name="ce16" table:formula="of:=AVERAGE([.Q91:.Q95])" office:value-type="float" office:value="5.0000498" calcext:value-type="float">
            <text:p>5,00</text:p>
          </table:table-cell>
          <table:table-cell table:style-name="ce16" table:formula="of:=AVERAGE([.R91:.R95])" office:value-type="float" office:value="8.39311700769207" calcext:value-type="float">
            <text:p>8,3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enerationCount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0.053" calcext:value-type="float">
            <text:p>40000,053</text:p>
          </table:table-cell>
          <table:table-cell office:value-type="float" office:value="1346" calcext:value-type="float">
            <text:p>1346</text:p>
          </table:table-cell>
          <table:table-cell office:value-type="float" office:value="3355422" calcext:value-type="float">
            <text:p>3355422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000.075" calcext:value-type="float">
            <text:p>40000,075</text:p>
          </table:table-cell>
          <table:table-cell office:value-type="float" office:value="1358" calcext:value-type="float">
            <text:p>1358</text:p>
          </table:table-cell>
          <table:table-cell office:value-type="float" office:value="3368591" calcext:value-type="float">
            <text:p>3368591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00.046" calcext:value-type="float">
            <text:p>40000,046</text:p>
          </table:table-cell>
          <table:table-cell office:value-type="float" office:value="1345" calcext:value-type="float">
            <text:p>1345</text:p>
          </table:table-cell>
          <table:table-cell office:value-type="float" office:value="3333652" calcext:value-type="float">
            <text:p>3333652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000.043" calcext:value-type="float">
            <text:p>40000,043</text:p>
          </table:table-cell>
          <table:table-cell office:value-type="float" office:value="1349" calcext:value-type="float">
            <text:p>1349</text:p>
          </table:table-cell>
          <table:table-cell office:value-type="float" office:value="3340570" calcext:value-type="float">
            <text:p>3340570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0000.044" calcext:value-type="float">
            <text:p>40000,044</text:p>
          </table:table-cell>
          <table:table-cell office:value-type="float" office:value="1359" calcext:value-type="float">
            <text:p>1359</text:p>
          </table:table-cell>
          <table:table-cell office:value-type="float" office:value="3335202" calcext:value-type="float">
            <text:p>3335202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table:number-columns-repeated="9"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5" office:value-type="string" calcext:value-type="string" table:number-columns-spanned="2" table:number-rows-spanned="1">
            <text:p>Średni błąd [%]</text:p>
          </table:table-cell>
          <table:covered-table-cell table:style-name="ce9"/>
          <table:table-cell table:style-name="ce11" table:formula="of:=[.$R$28]" office:value-type="float" office:value="8.98008770952509" calcext:value-type="float">
            <text:p>8,98</text:p>
          </table:table-cell>
          <table:table-cell table:style-name="ce11" table:formula="of:=[.$R$96]" office:value-type="float" office:value="8.39311700769207" calcext:value-type="float">
            <text:p>8,39</text:p>
          </table:table-cell>
          <table:table-cell table:style-name="ce11" table:formula="of:=[.$R$42]" office:value-type="float" office:value="6.11475299537916" calcext:value-type="float">
            <text:p>6,11</text:p>
          </table:table-cell>
          <table:table-cell table:style-name="ce11" table:formula="of:=[.$R$51]" office:value-type="float" office:value="5.86646234328608" calcext:value-type="float">
            <text:p>5,87</text:p>
          </table:table-cell>
          <table:table-cell table:style-name="ce11" table:formula="of:=[.$R$60]" office:value-type="float" office:value="5.44665559194905" calcext:value-type="float">
            <text:p>5,45</text:p>
          </table:table-cell>
          <table:table-cell table:style-name="ce11" table:formula="of:=[.$R$69]" office:value-type="float" office:value="5.26352743450234" calcext:value-type="float">
            <text:p>5,26</text:p>
          </table:table-cell>
          <table:table-cell table:style-name="ce11" table:formula="of:=[.$R$78]" office:value-type="float" office:value="5.25850861191092" calcext:value-type="float">
            <text:p>5,26</text:p>
          </table:table-cell>
          <table:table-cell table:style-name="ce11" table:formula="of:=5.24" office:value-type="float" office:value="5.24" calcext:value-type="float">
            <text:p>5,24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PMX EM</text:p>
          </table:table-cell>
          <table:covered-table-cell table:style-name="ce9"/>
          <table:table-cell table:style-name="ce11" table:formula="of:=[.$R$28]" office:value-type="float" office:value="8.98008770952509" calcext:value-type="float">
            <text:p>8,98</text:p>
          </table:table-cell>
          <table:table-cell table:style-name="ce11" table:formula="of:=[.$R$96]" office:value-type="float" office:value="8.39311700769207" calcext:value-type="float">
            <text:p>8,39</text:p>
          </table:table-cell>
          <table:table-cell table:style-name="ce11" table:formula="of:=[.$R$42]" office:value-type="float" office:value="6.11475299537916" calcext:value-type="float">
            <text:p>6,11</text:p>
          </table:table-cell>
          <table:table-cell table:style-name="ce11" table:formula="of:=[.$R$51]" office:value-type="float" office:value="5.86646234328608" calcext:value-type="float">
            <text:p>5,87</text:p>
          </table:table-cell>
          <table:table-cell table:style-name="ce11" table:formula="of:=[.$R$60]" office:value-type="float" office:value="5.44665559194905" calcext:value-type="float">
            <text:p>5,45</text:p>
          </table:table-cell>
          <table:table-cell table:style-name="ce11" table:formula="of:=[.$R$69]" office:value-type="float" office:value="5.26352743450234" calcext:value-type="float">
            <text:p>5,26</text:p>
          </table:table-cell>
          <table:table-cell table:style-name="ce11" table:formula="of:=[.$R$78]" office:value-type="float" office:value="5.25850861191092" calcext:value-type="float">
            <text:p>5,26</text:p>
          </table:table-cell>
          <table:table-cell table:style-name="ce11" table:formula="of:=5.24" office:value-type="float" office:value="5.24" calcext:value-type="float">
            <text:p>5,24</text:p>
          </table:table-cell>
          <table:table-cell table:number-columns-repeated="40"/>
        </table:table-row>
        <table:table-row table:style-name="ro2">
          <table:table-cell table:number-columns-repeated="12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5" office:value-type="string" calcext:value-type="string" table:number-columns-spanned="2" table:number-rows-spanned="1">
            <text:p>EC EM</text:p>
          </table:table-cell>
          <table:covered-table-cell table:style-name="ce9"/>
          <table:table-cell table:style-name="ce11" table:formula="of:=[.$W$21]" office:value-type="float" office:value="46.839959" calcext:value-type="float">
            <text:p>46,84</text:p>
          </table:table-cell>
          <table:table-cell table:style-name="ce11" table:formula="of:=[.$W$31]" office:value-type="float" office:value="44.156793" calcext:value-type="float">
            <text:p>44,16</text:p>
          </table:table-cell>
          <table:table-cell table:style-name="ce11" table:formula="of:=[.$W$41]" office:value-type="float" office:value="43.544171" calcext:value-type="float">
            <text:p>43,54</text:p>
          </table:table-cell>
          <table:table-cell table:style-name="ce11" table:formula="of:=[.$W$51]" office:value-type="float" office:value="42.63304" calcext:value-type="float">
            <text:p>42,63</text:p>
          </table:table-cell>
          <table:table-cell table:style-name="ce11" table:formula="of:=[.$W$61]" office:value-type="float" office:value="41.89402" calcext:value-type="float">
            <text:p>41,89</text:p>
          </table:table-cell>
          <table:table-cell table:style-name="ce11" table:formula="of:=[.$W$71]" office:value-type="float" office:value="41.710923" calcext:value-type="float">
            <text:p>41,71</text:p>
          </table:table-cell>
          <table:table-cell table:style-name="ce11" table:formula="of:=[.$W$81]" office:value-type="float" office:value="41.220002" calcext:value-type="float">
            <text:p>41,22</text:p>
          </table:table-cell>
          <table:table-cell table:style-name="ce11" office:value-type="float" office:value="41.1" calcext:value-type="float">
            <text:p>41,10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number-columns-repeated="4"/>
          <table:table-cell table:style-name="ce5" office:value-type="string" calcext:value-type="string" table:number-columns-spanned="2" table:number-rows-spanned="1">
            <text:p>PMX GM</text:p>
          </table:table-cell>
          <table:covered-table-cell table:style-name="ce9"/>
          <table:table-cell table:style-name="ce11" table:formula="of:=[.$AO$23]" office:value-type="float" office:value="16.38408" calcext:value-type="float">
            <text:p>16,38</text:p>
          </table:table-cell>
          <table:table-cell table:style-name="ce11" table:formula="of:=[.$AO$33]" office:value-type="float" office:value="10.296716" calcext:value-type="float">
            <text:p>10,30</text:p>
          </table:table-cell>
          <table:table-cell table:style-name="ce11" table:formula="of:=[.$AO$43]" office:value-type="float" office:value="9.124188" calcext:value-type="float">
            <text:p>9,12</text:p>
          </table:table-cell>
          <table:table-cell table:style-name="ce11" table:formula="of:=[.$AO$53]" office:value-type="float" office:value="10.735533" calcext:value-type="float">
            <text:p>10,74</text:p>
          </table:table-cell>
          <table:table-cell table:style-name="ce11" table:formula="of:=[.$AO$63]" office:value-type="float" office:value="12.301761" calcext:value-type="float">
            <text:p>12,30</text:p>
          </table:table-cell>
          <table:table-cell table:style-name="ce11" table:formula="of:=[.$AO$73]" office:value-type="float" office:value="8.131654" calcext:value-type="float">
            <text:p>8,13</text:p>
          </table:table-cell>
          <table:table-cell table:style-name="ce11" table:formula="of:=[.$AO$83]" office:value-type="float" office:value="6.961879" calcext:value-type="float">
            <text:p>6,96</text:p>
          </table:table-cell>
          <table:table-cell table:style-name="ce11" office:value-type="float" office:value="6.29" calcext:value-type="float">
            <text:p>6,29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5" office:value-type="string" calcext:value-type="string" table:number-columns-spanned="2" table:number-rows-spanned="1">
            <text:p>Średni błąd [%]</text:p>
          </table:table-cell>
          <table:covered-table-cell table:style-name="ce9"/>
          <table:table-cell table:style-name="ce11" table:formula="of:=[.L104]" office:value-type="float" office:value="8.98008770952509" calcext:value-type="float">
            <text:p>8,98</text:p>
          </table:table-cell>
          <table:table-cell table:style-name="ce11" table:formula="of:=[.M104]" office:value-type="float" office:value="8.39311700769207" calcext:value-type="float">
            <text:p>8,39</text:p>
          </table:table-cell>
          <table:table-cell table:style-name="ce11" table:formula="of:=[.N104]" office:value-type="float" office:value="6.11475299537916" calcext:value-type="float">
            <text:p>6,11</text:p>
          </table:table-cell>
          <table:table-cell table:style-name="ce11" table:formula="of:=[.O104]" office:value-type="float" office:value="5.86646234328608" calcext:value-type="float">
            <text:p>5,87</text:p>
          </table:table-cell>
          <table:table-cell/>
          <table:table-cell table:style-name="Default" table:number-columns-repeated="2"/>
          <table:table-cell table:number-columns-repeated="4"/>
          <table:table-cell table:style-name="ce5" office:value-type="string" calcext:value-type="string" table:number-columns-spanned="2" table:number-rows-spanned="1">
            <text:p>EC GM</text:p>
          </table:table-cell>
          <table:covered-table-cell table:style-name="ce9"/>
          <table:table-cell table:style-name="ce11" table:formula="of:=[.$BF$17]" office:value-type="float" office:value="45.5361" calcext:value-type="float">
            <text:p>45,54</text:p>
          </table:table-cell>
          <table:table-cell table:style-name="ce11" table:formula="of:=[.$BF$22]" office:value-type="float" office:value="42.6042" calcext:value-type="float">
            <text:p>42,60</text:p>
          </table:table-cell>
          <table:table-cell table:style-name="ce11" table:formula="of:=[.$BF$27]" office:value-type="float" office:value="43.0207" calcext:value-type="float">
            <text:p>43,02</text:p>
          </table:table-cell>
          <table:table-cell table:style-name="ce11" table:formula="of:=[.$BF$32]" office:value-type="float" office:value="41.6275" calcext:value-type="float">
            <text:p>41,63</text:p>
          </table:table-cell>
          <table:table-cell table:style-name="ce11" table:formula="of:=[.$BF$37]" office:value-type="float" office:value="42.1445" calcext:value-type="float">
            <text:p>42,14</text:p>
          </table:table-cell>
          <table:table-cell table:style-name="ce11" table:formula="of:=[.$BF$42]" office:value-type="float" office:value="40.8201" calcext:value-type="float">
            <text:p>40,82</text:p>
          </table:table-cell>
          <table:table-cell table:style-name="ce11" table:formula="of:=[.$BF$47]" office:value-type="float" office:value="41.9867" calcext:value-type="float">
            <text:p>41,99</text:p>
          </table:table-cell>
          <table:table-cell table:style-name="ce11" table:formula="of:=[.$BF$52]" office:value-type="float" office:value="38.5565" calcext:value-type="float">
            <text:p>38,56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5" office:value-type="string" calcext:value-type="string" table:number-columns-spanned="2" table:number-rows-spanned="1">
            <text:p>Czas przetwarzania</text:p>
          </table:table-cell>
          <table:covered-table-cell table:style-name="ce8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54"/>
        </table:table-row>
        <table:table-row table:style-name="ro2">
          <table:table-cell table:number-columns-repeated="9"/>
          <table:table-cell table:style-name="ce5" office:value-type="string" calcext:value-type="string" table:number-columns-spanned="2" table:number-rows-spanned="1">
            <text:p>Średni błąd [%]</text:p>
          </table:table-cell>
          <table:covered-table-cell table:style-name="ce9"/>
          <table:table-cell table:style-name="ce11" table:formula="of:=[.P104]" office:value-type="float" office:value="5.44665559194905" calcext:value-type="float">
            <text:p>5,45</text:p>
          </table:table-cell>
          <table:table-cell table:style-name="ce11" table:formula="of:=[.Q104]" office:value-type="float" office:value="5.26352743450234" calcext:value-type="float">
            <text:p>5,26</text:p>
          </table:table-cell>
          <table:table-cell table:style-name="ce11" table:formula="of:=[.R104]" office:value-type="float" office:value="5.25850861191092" calcext:value-type="float">
            <text:p>5,26</text:p>
          </table:table-cell>
          <table:table-cell table:style-name="ce11" table:formula="of:=5.24" office:value-type="float" office:value="5.24" calcext:value-type="float">
            <text:p>5,24</text:p>
          </table:table-cell>
          <table:table-cell/>
          <table:table-cell table:style-name="Default" table:number-columns-repeated="2"/>
          <table:table-cell table:number-columns-repeated="54"/>
        </table:table-row>
      </table:table>
      <table:table table:name="populacja" table:style-name="ta1">
        <table:table-column table:style-name="co1" table:number-columns-repeated="11" table:default-cell-style-name="Default"/>
        <table:table-row table:style-name="ro2" table:number-rows-repeated="6">
          <table:table-cell table:number-columns-repeated="11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Wielkość populacji</text:p>
          </table:table-cell>
          <table:covered-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PMX EM</text:p>
          </table:table-cell>
          <table:covered-table-cell table:style-name="ce9"/>
          <table:table-cell table:style-name="ce11" table:formula="of:=[.$R$28]" office:value-type="float" office:value="0" calcext:value-type="float">
            <text:p>0,00</text:p>
          </table:table-cell>
          <table:table-cell table:style-name="ce11" table:formula="of:=[.$R$96]" office:value-type="float" office:value="0" calcext:value-type="float">
            <text:p>0,00</text:p>
          </table:table-cell>
          <table:table-cell table:style-name="ce11" table:formula="of:=[.$R$42]" office:value-type="float" office:value="0" calcext:value-type="float">
            <text:p>0,00</text:p>
          </table:table-cell>
          <table:table-cell table:style-name="ce11" table:formula="of:=[.$R$51]" office:value-type="float" office:value="0" calcext:value-type="float">
            <text:p>0,00</text:p>
          </table:table-cell>
          <table:table-cell table:style-name="ce11" table:formula="of:=[.$R$60]" office:value-type="float" office:value="0" calcext:value-type="float">
            <text:p>0,00</text:p>
          </table:table-cell>
          <table:table-cell table:style-name="ce11" table:formula="of:=[.$R$69]" office:value-type="float" office:value="0" calcext:value-type="float">
            <text:p>0,00</text:p>
          </table:table-cell>
          <table:table-cell table:style-name="ce11" table:formula="of:=[.$R$78]" office:value-type="float" office:value="0" calcext:value-type="float">
            <text:p>0,00</text:p>
          </table:table-cell>
          <table:table-cell table:style-name="ce11" table:formula="of:=5.24" office:value-type="float" office:value="5.24" calcext:value-type="float">
            <text:p>5,24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C EM</text:p>
          </table:table-cell>
          <table:covered-table-cell table:style-name="ce9"/>
          <table:table-cell table:style-name="ce11" table:formula="of:=[.$W$21]" office:value-type="float" office:value="0" calcext:value-type="float">
            <text:p>0,00</text:p>
          </table:table-cell>
          <table:table-cell table:style-name="ce11" table:formula="of:=[.$W$31]" office:value-type="float" office:value="0" calcext:value-type="float">
            <text:p>0,00</text:p>
          </table:table-cell>
          <table:table-cell table:style-name="ce11" table:formula="of:=[.$W$41]" office:value-type="float" office:value="0" calcext:value-type="float">
            <text:p>0,00</text:p>
          </table:table-cell>
          <table:table-cell table:style-name="ce11" table:formula="of:=[.$W$51]" office:value-type="float" office:value="0" calcext:value-type="float">
            <text:p>0,00</text:p>
          </table:table-cell>
          <table:table-cell table:style-name="ce11" table:formula="of:=[.$W$61]" office:value-type="float" office:value="0" calcext:value-type="float">
            <text:p>0,00</text:p>
          </table:table-cell>
          <table:table-cell table:style-name="ce11" table:formula="of:=[.$W$71]" office:value-type="float" office:value="0" calcext:value-type="float">
            <text:p>0,00</text:p>
          </table:table-cell>
          <table:table-cell table:style-name="ce11" table:formula="of:=[.$W$81]" office:value-type="float" office:value="0" calcext:value-type="float">
            <text:p>0,00</text:p>
          </table:table-cell>
          <table:table-cell table:style-name="ce11" office:value-type="float" office:value="41.1" calcext:value-type="float">
            <text:p>41,10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PMX GM</text:p>
          </table:table-cell>
          <table:covered-table-cell table:style-name="ce9"/>
          <table:table-cell table:style-name="ce11" table:formula="of:=[.$AO$23]" office:value-type="float" office:value="0" calcext:value-type="float">
            <text:p>0,00</text:p>
          </table:table-cell>
          <table:table-cell table:style-name="ce11" table:formula="of:=[.$AO$33]" office:value-type="float" office:value="0" calcext:value-type="float">
            <text:p>0,00</text:p>
          </table:table-cell>
          <table:table-cell table:style-name="ce11" table:formula="of:=[.$AO$43]" office:value-type="float" office:value="0" calcext:value-type="float">
            <text:p>0,00</text:p>
          </table:table-cell>
          <table:table-cell table:style-name="ce11" table:formula="of:=[.$AO$53]" office:value-type="float" office:value="0" calcext:value-type="float">
            <text:p>0,00</text:p>
          </table:table-cell>
          <table:table-cell table:style-name="ce11" table:formula="of:=[.$AO$63]" office:value-type="float" office:value="0" calcext:value-type="float">
            <text:p>0,00</text:p>
          </table:table-cell>
          <table:table-cell table:style-name="ce11" table:formula="of:=[.$AO$73]" office:value-type="float" office:value="0" calcext:value-type="float">
            <text:p>0,00</text:p>
          </table:table-cell>
          <table:table-cell table:style-name="ce11" table:formula="of:=[.$AO$83]" office:value-type="float" office:value="0" calcext:value-type="float">
            <text:p>0,00</text:p>
          </table:table-cell>
          <table:table-cell table:style-name="ce11" office:value-type="float" office:value="6.29" calcext:value-type="float">
            <text:p>6,29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EC GM</text:p>
          </table:table-cell>
          <table:covered-table-cell table:style-name="ce9"/>
          <table:table-cell table:style-name="ce11" table:formula="of:=[.$BF$17]" office:value-type="float" office:value="0" calcext:value-type="float">
            <text:p>0,00</text:p>
          </table:table-cell>
          <table:table-cell table:style-name="ce11" table:formula="of:=[.$BF$22]" office:value-type="float" office:value="0" calcext:value-type="float">
            <text:p>0,00</text:p>
          </table:table-cell>
          <table:table-cell table:style-name="ce11" table:formula="of:=[.$BF$27]" office:value-type="float" office:value="0" calcext:value-type="float">
            <text:p>0,00</text:p>
          </table:table-cell>
          <table:table-cell table:style-name="ce11" table:formula="of:=[.$BF$32]" office:value-type="float" office:value="0" calcext:value-type="float">
            <text:p>0,00</text:p>
          </table:table-cell>
          <table:table-cell table:style-name="ce11" table:formula="of:=[.$BF$37]" office:value-type="float" office:value="0" calcext:value-type="float">
            <text:p>0,00</text:p>
          </table:table-cell>
          <table:table-cell table:style-name="ce11" table:formula="of:=[.$BF$42]" office:value-type="float" office:value="0" calcext:value-type="float">
            <text:p>0,00</text:p>
          </table:table-cell>
          <table:table-cell table:style-name="ce11" table:formula="of:=[.$BF$47]" office:value-type="float" office:value="0" calcext:value-type="float">
            <text:p>0,00</text:p>
          </table:table-cell>
          <table:table-cell table:style-name="ce11" table:formula="of:=[.$BF$52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7:51:13.427501609</meta:creation-date>
    <dc:date>2020-01-13T20:29:59.375174186</dc:date>
    <meta:editing-duration>PT1H26M7S</meta:editing-duration>
    <meta:editing-cycles>7</meta:editing-cycles>
    <meta:generator>LibreOffice/5.1.6.2$Linux_X86_64 LibreOffice_project/10m0$Build-2</meta:generator>
    <meta:document-statistic meta:table-count="2" meta:cell-count="17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605cm" svg:y="0.316cm" chart:style-name="ch2">
          <text:p>Wykres zależności błędu od czasu przetwarzania dla PMX i EM</text:p>
        </chart:title>
        <chart:plot-area chart:style-name="ch3" table:cell-range-address="czas.J103:czas.S104" chart:data-source-has-labels="column" svg:x="1.33cm" svg:y="1.275cm" svg:width="14.349cm" svg:height="6.57cm">
          <chartooo:coordinate-region svg:x="2.242cm" svg:y="1.474cm" svg:width="13.065cm" svg:height="5.724cm"/>
          <chart:axis chart:dimension="x" chart:name="primary-x" chart:style-name="ch4">
            <chart:title svg:x="6.82cm" svg:y="8.025cm" chart:style-name="ch5">
              <text:p>Czas przetwarzania [s]</text:p>
            </chart:title>
          </chart:axis>
          <chart:axis chart:dimension="y" chart:name="primary-y" chart:style-name="ch6">
            <chart:title svg:x="0.451cm" svg:y="7.409cm" chart:style-name="ch7">
              <text:p>Średni błąd względny z serii testów [%]</text:p>
            </chart:title>
            <chart:grid chart:style-name="ch8" chart:class="major"/>
          </chart:axis>
          <chart:series chart:style-name="ch9" chart:values-cell-range-address="czas.L104:czas.S104" chart:label-cell-address="czas.J104:czas.K104" chart:class="chart:scatter">
            <chart:domain table:cell-range-address="czas.L103:czas.S103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Wiersz 10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czas.L103:czas.S10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Średni błąd [%]</text:p>
                <text:list>
                  <text:list-item>
                    <text:p>Średni błąd [%]</text:p>
                  </text:list-item>
                  <text:list-item>
                    <text:p/>
                  </text:list-item>
                </text:list>
                <draw:g>
                  <svg:desc>czas.J104:czas.K104</svg:desc>
                </draw:g>
              </table:table-cell>
              <table:table-cell office:value-type="float" office:value="8.98008770952509">
                <text:p>8.98008770952509</text:p>
                <draw:g>
                  <svg:desc>czas.L104:czas.S104</svg:desc>
                </draw:g>
              </table:table-cell>
              <table:table-cell office:value-type="float" office:value="8.39311700769207">
                <text:p>8.39311700769207</text:p>
              </table:table-cell>
              <table:table-cell office:value-type="float" office:value="6.11475299537916">
                <text:p>6.11475299537916</text:p>
              </table:table-cell>
              <table:table-cell office:value-type="float" office:value="5.86646234328608">
                <text:p>5.86646234328608</text:p>
              </table:table-cell>
              <table:table-cell office:value-type="float" office:value="5.44665559194905">
                <text:p>5.44665559194905</text:p>
              </table:table-cell>
              <table:table-cell office:value-type="float" office:value="5.26352743450234">
                <text:p>5.26352743450234</text:p>
              </table:table-cell>
              <table:table-cell office:value-type="float" office:value="5.25850861191092">
                <text:p>5.25850861191092</text:p>
              </table:table-cell>
              <table:table-cell office:value-type="float" office:value="5.24">
                <text:p>5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title svg:x="0.6cm" svg:y="0.315cm" chart:style-name="ch2">
          <text:p>Porównanie jakości wyników od czasu przetwarzania różnych algorytmów</text:p>
        </chart:title>
        <chart:legend chart:legend-position="bottom" svg:x="4.157cm" svg:y="8.196cm" style:legend-expansion="wide" chart:style-name="ch3"/>
        <chart:plot-area chart:style-name="ch4" table:cell-range-address="czas.W103:czas.AF107" chart:data-source-has-labels="column" svg:x="1.33cm" svg:y="1.273cm" svg:width="14.349cm" svg:height="5.763cm">
          <chartooo:coordinate-region svg:x="2.428cm" svg:y="1.472cm" svg:width="13.065cm" svg:height="4.917cm"/>
          <chart:axis chart:dimension="x" chart:name="primary-x" chart:style-name="ch5">
            <chart:title svg:x="6.82cm" svg:y="7.215cm" chart:style-name="ch6">
              <text:p>Czas przetwarzania [s]</text:p>
            </chart:title>
          </chart:axis>
          <chart:axis chart:dimension="y" chart:name="primary-y" chart:style-name="ch7">
            <chart:title svg:x="0.451cm" svg:y="7.254cm" chart:style-name="ch8">
              <text:p>Średni błąd względny z serii pomiarów [%]</text:p>
            </chart:title>
            <chart:grid chart:style-name="ch9" chart:class="major"/>
          </chart:axis>
          <chart:series chart:style-name="ch10" chart:values-cell-range-address="czas.Y104:czas.AF104" chart:label-cell-address="czas.W104:czas.X104" chart:class="chart:scatter">
            <chart:domain table:cell-range-address="czas.Y103:czas.AF103"/>
            <chart:data-point chart:repeated="8"/>
          </chart:series>
          <chart:series chart:style-name="ch11" chart:values-cell-range-address="czas.Y105:czas.AF105" chart:label-cell-address="czas.W105:czas.X105" chart:class="chart:scatter">
            <chart:data-point chart:repeated="8"/>
          </chart:series>
          <chart:series chart:style-name="ch12" chart:values-cell-range-address="czas.Y106:czas.AF106" chart:label-cell-address="czas.W106:czas.X106" chart:class="chart:scatter">
            <chart:data-point chart:repeated="8"/>
          </chart:series>
          <chart:series chart:style-name="ch13" chart:values-cell-range-address="czas.Y107:czas.AF107" chart:label-cell-address="czas.W107:czas.X107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Wiersz 10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czas.Y103:czas.AF10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MX EM</text:p>
                <text:list>
                  <text:list-item>
                    <text:p>PMX EM</text:p>
                  </text:list-item>
                  <text:list-item>
                    <text:p/>
                  </text:list-item>
                </text:list>
                <draw:g>
                  <svg:desc>czas.W104:czas.X104</svg:desc>
                </draw:g>
              </table:table-cell>
              <table:table-cell office:value-type="float" office:value="8.98008770952509">
                <text:p>8.98008770952509</text:p>
                <draw:g>
                  <svg:desc>czas.Y104:czas.AF104</svg:desc>
                </draw:g>
              </table:table-cell>
              <table:table-cell office:value-type="float" office:value="8.39311700769207">
                <text:p>8.39311700769207</text:p>
              </table:table-cell>
              <table:table-cell office:value-type="float" office:value="6.11475299537916">
                <text:p>6.11475299537916</text:p>
              </table:table-cell>
              <table:table-cell office:value-type="float" office:value="5.86646234328608">
                <text:p>5.86646234328608</text:p>
              </table:table-cell>
              <table:table-cell office:value-type="float" office:value="5.44665559194905">
                <text:p>5.44665559194905</text:p>
              </table:table-cell>
              <table:table-cell office:value-type="float" office:value="5.26352743450234">
                <text:p>5.26352743450234</text:p>
              </table:table-cell>
              <table:table-cell office:value-type="float" office:value="5.25850861191092">
                <text:p>5.2585086119109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EC EM</text:p>
                <text:list>
                  <text:list-item>
                    <text:p>EC EM</text:p>
                  </text:list-item>
                  <text:list-item>
                    <text:p/>
                  </text:list-item>
                </text:list>
                <draw:g>
                  <svg:desc>czas.W105:czas.X105</svg:desc>
                </draw:g>
              </table:table-cell>
              <table:table-cell office:value-type="float" office:value="46.839959">
                <text:p>46.839959</text:p>
                <draw:g>
                  <svg:desc>czas.Y105:czas.AF105</svg:desc>
                </draw:g>
              </table:table-cell>
              <table:table-cell office:value-type="float" office:value="44.156793">
                <text:p>44.156793</text:p>
              </table:table-cell>
              <table:table-cell office:value-type="float" office:value="43.544171">
                <text:p>43.544171</text:p>
              </table:table-cell>
              <table:table-cell office:value-type="float" office:value="42.63304">
                <text:p>42.63304</text:p>
              </table:table-cell>
              <table:table-cell office:value-type="float" office:value="41.89402">
                <text:p>41.89402</text:p>
              </table:table-cell>
              <table:table-cell office:value-type="float" office:value="41.710923">
                <text:p>41.710923</text:p>
              </table:table-cell>
              <table:table-cell office:value-type="float" office:value="41.220002">
                <text:p>41.22000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PMX GM</text:p>
                <text:list>
                  <text:list-item>
                    <text:p>PMX GM</text:p>
                  </text:list-item>
                  <text:list-item>
                    <text:p/>
                  </text:list-item>
                </text:list>
                <draw:g>
                  <svg:desc>czas.W106:czas.X106</svg:desc>
                </draw:g>
              </table:table-cell>
              <table:table-cell office:value-type="float" office:value="16.38408">
                <text:p>16.38408</text:p>
                <draw:g>
                  <svg:desc>czas.Y106:czas.AF106</svg:desc>
                </draw:g>
              </table:table-cell>
              <table:table-cell office:value-type="float" office:value="10.296716">
                <text:p>10.296716</text:p>
              </table:table-cell>
              <table:table-cell office:value-type="float" office:value="9.124188">
                <text:p>9.124188</text:p>
              </table:table-cell>
              <table:table-cell office:value-type="float" office:value="10.735533">
                <text:p>10.735533</text:p>
              </table:table-cell>
              <table:table-cell office:value-type="float" office:value="12.301761">
                <text:p>12.301761</text:p>
              </table:table-cell>
              <table:table-cell office:value-type="float" office:value="8.131654">
                <text:p>8.131654</text:p>
              </table:table-cell>
              <table:table-cell office:value-type="float" office:value="6.961879">
                <text:p>6.961879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EC GM</text:p>
                <text:list>
                  <text:list-item>
                    <text:p>EC GM</text:p>
                  </text:list-item>
                  <text:list-item>
                    <text:p/>
                  </text:list-item>
                </text:list>
                <draw:g>
                  <svg:desc>czas.W107:czas.X107</svg:desc>
                </draw:g>
              </table:table-cell>
              <table:table-cell office:value-type="float" office:value="45.5361">
                <text:p>45.5361</text:p>
                <draw:g>
                  <svg:desc>czas.Y107:czas.AF107</svg:desc>
                </draw:g>
              </table:table-cell>
              <table:table-cell office:value-type="float" office:value="42.6042">
                <text:p>42.6042</text:p>
              </table:table-cell>
              <table:table-cell office:value-type="float" office:value="43.0207">
                <text:p>43.0207</text:p>
              </table:table-cell>
              <table:table-cell office:value-type="float" office:value="41.6275">
                <text:p>41.6275</text:p>
              </table:table-cell>
              <table:table-cell office:value-type="float" office:value="42.1445">
                <text:p>42.1445</text:p>
              </table:table-cell>
              <table:table-cell office:value-type="float" office:value="40.8201">
                <text:p>40.8201</text:p>
              </table:table-cell>
              <table:table-cell office:value-type="float" office:value="41.9867">
                <text:p>41.9867</text:p>
              </table:table-cell>
              <table:table-cell office:value-type="float" office:value="38.5565">
                <text:p>38.5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title svg:x="2.121cm" svg:y="0.315cm" chart:style-name="ch2">
          <text:p>Porównanie jakości wyników od czasu przetwarzania PMX</text:p>
        </chart:title>
        <chart:legend chart:legend-position="bottom" svg:x="5.932cm" svg:y="8.196cm" style:legend-expansion="wide" chart:style-name="ch3"/>
        <chart:plot-area chart:style-name="ch4" table:cell-range-address="czas.Y103:czas.AF104 czas.W104:czas.X104 czas.W106:czas.AF106" chart:data-source-has-labels="column" svg:x="1.33cm" svg:y="1.273cm" svg:width="14.349cm" svg:height="5.763cm">
          <chartooo:coordinate-region svg:x="2.242cm" svg:y="1.472cm" svg:width="13.065cm" svg:height="4.917cm"/>
          <chart:axis chart:dimension="x" chart:name="primary-x" chart:style-name="ch5">
            <chart:title svg:x="6.82cm" svg:y="7.215cm" chart:style-name="ch6">
              <text:p>Czas przetwarzania [s]</text:p>
            </chart:title>
          </chart:axis>
          <chart:axis chart:dimension="y" chart:name="primary-y" chart:style-name="ch7">
            <chart:title svg:x="0.451cm" svg:y="7.254cm" chart:style-name="ch8">
              <text:p>Średni błąd względny z serii pomiarów [%]</text:p>
            </chart:title>
            <chart:grid chart:style-name="ch9" chart:class="major"/>
          </chart:axis>
          <chart:series chart:style-name="ch10" chart:values-cell-range-address="czas.Y104:czas.AF104" chart:label-cell-address="czas.W104:czas.X104" chart:class="chart:scatter">
            <chart:domain table:cell-range-address="czas.Y103:czas.AF103"/>
            <chart:data-point chart:repeated="8"/>
          </chart:series>
          <chart:series chart:style-name="ch11" chart:values-cell-range-address="czas.Y106:czas.AF106" chart:label-cell-address="czas.W106:czas.X106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Wiersz 10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czas.Y103:czas.AF10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MX EM</text:p>
                <text:list>
                  <text:list-item>
                    <text:p>PMX EM</text:p>
                  </text:list-item>
                  <text:list-item>
                    <text:p/>
                  </text:list-item>
                </text:list>
                <draw:g>
                  <svg:desc>czas.W104:czas.X104</svg:desc>
                </draw:g>
              </table:table-cell>
              <table:table-cell office:value-type="float" office:value="8.98008770952509">
                <text:p>8.98008770952509</text:p>
                <draw:g>
                  <svg:desc>czas.Y104:czas.AF104</svg:desc>
                </draw:g>
              </table:table-cell>
              <table:table-cell office:value-type="float" office:value="8.39311700769207">
                <text:p>8.39311700769207</text:p>
              </table:table-cell>
              <table:table-cell office:value-type="float" office:value="6.11475299537916">
                <text:p>6.11475299537916</text:p>
              </table:table-cell>
              <table:table-cell office:value-type="float" office:value="5.86646234328608">
                <text:p>5.86646234328608</text:p>
              </table:table-cell>
              <table:table-cell office:value-type="float" office:value="5.44665559194905">
                <text:p>5.44665559194905</text:p>
              </table:table-cell>
              <table:table-cell office:value-type="float" office:value="5.26352743450234">
                <text:p>5.26352743450234</text:p>
              </table:table-cell>
              <table:table-cell office:value-type="float" office:value="5.25850861191092">
                <text:p>5.2585086119109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PMX GM</text:p>
                <text:list>
                  <text:list-item>
                    <text:p>PMX GM</text:p>
                  </text:list-item>
                  <text:list-item>
                    <text:p/>
                  </text:list-item>
                </text:list>
                <draw:g>
                  <svg:desc>czas.W106:czas.X106</svg:desc>
                </draw:g>
              </table:table-cell>
              <table:table-cell office:value-type="float" office:value="16.38408">
                <text:p>16.38408</text:p>
                <draw:g>
                  <svg:desc>czas.Y106:czas.AF106</svg:desc>
                </draw:g>
              </table:table-cell>
              <table:table-cell office:value-type="float" office:value="10.296716">
                <text:p>10.296716</text:p>
              </table:table-cell>
              <table:table-cell office:value-type="float" office:value="9.124188">
                <text:p>9.124188</text:p>
              </table:table-cell>
              <table:table-cell office:value-type="float" office:value="10.735533">
                <text:p>10.735533</text:p>
              </table:table-cell>
              <table:table-cell office:value-type="float" office:value="12.301761">
                <text:p>12.301761</text:p>
              </table:table-cell>
              <table:table-cell office:value-type="float" office:value="8.131654">
                <text:p>8.131654</text:p>
              </table:table-cell>
              <table:table-cell office:value-type="float" office:value="6.961879">
                <text:p>6.961879</text:p>
              </table:table-cell>
              <table:table-cell office:value-type="float" office:value="6.29">
                <text:p>6.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title svg:x="2.293cm" svg:y="0.315cm" chart:style-name="ch2">
          <text:p>Porównanie jakości wyników od czasu przetwarzania EC</text:p>
        </chart:title>
        <chart:legend chart:legend-position="bottom" svg:x="6.223cm" svg:y="8.196cm" style:legend-expansion="wide" chart:style-name="ch3"/>
        <chart:plot-area chart:style-name="ch4" table:cell-range-address="czas.Y103:czas.AF103 czas.W105:czas.AF105 czas.W107:czas.AF107" chart:data-source-has-labels="column" svg:x="1.33cm" svg:y="1.273cm" svg:width="14.349cm" svg:height="5.763cm">
          <chartooo:coordinate-region svg:x="2.428cm" svg:y="1.472cm" svg:width="13.065cm" svg:height="4.917cm"/>
          <chart:axis chart:dimension="x" chart:name="primary-x" chart:style-name="ch5">
            <chart:title svg:x="6.82cm" svg:y="7.215cm" chart:style-name="ch6">
              <text:p>Czas przetwarzania [s]</text:p>
            </chart:title>
          </chart:axis>
          <chart:axis chart:dimension="y" chart:name="primary-y" chart:style-name="ch7">
            <chart:title svg:x="0.451cm" svg:y="7.254cm" chart:style-name="ch8">
              <text:p>Średni błąd względny z serii pomiarów [%]</text:p>
            </chart:title>
            <chart:grid chart:style-name="ch9" chart:class="major"/>
          </chart:axis>
          <chart:series chart:style-name="ch10" chart:values-cell-range-address="czas.Y105:czas.AF105" chart:label-cell-address="czas.W105:czas.X105" chart:class="chart:scatter">
            <chart:domain table:cell-range-address="czas.Y103:czas.AF103"/>
            <chart:data-point chart:repeated="8"/>
          </chart:series>
          <chart:series chart:style-name="ch11" chart:values-cell-range-address="czas.Y107:czas.AF107" chart:label-cell-address="czas.W107:czas.X107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Wiersz 10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czas.Y103:czas.AF10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EC EM</text:p>
                <text:list>
                  <text:list-item>
                    <text:p>EC EM</text:p>
                  </text:list-item>
                  <text:list-item>
                    <text:p/>
                  </text:list-item>
                </text:list>
                <draw:g>
                  <svg:desc>czas.W105:czas.X105</svg:desc>
                </draw:g>
              </table:table-cell>
              <table:table-cell office:value-type="float" office:value="46.839959">
                <text:p>46.839959</text:p>
                <draw:g>
                  <svg:desc>czas.Y105:czas.AF105</svg:desc>
                </draw:g>
              </table:table-cell>
              <table:table-cell office:value-type="float" office:value="44.156793">
                <text:p>44.156793</text:p>
              </table:table-cell>
              <table:table-cell office:value-type="float" office:value="43.544171">
                <text:p>43.544171</text:p>
              </table:table-cell>
              <table:table-cell office:value-type="float" office:value="42.63304">
                <text:p>42.63304</text:p>
              </table:table-cell>
              <table:table-cell office:value-type="float" office:value="41.89402">
                <text:p>41.89402</text:p>
              </table:table-cell>
              <table:table-cell office:value-type="float" office:value="41.710923">
                <text:p>41.710923</text:p>
              </table:table-cell>
              <table:table-cell office:value-type="float" office:value="41.220002">
                <text:p>41.22000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EC GM</text:p>
                <text:list>
                  <text:list-item>
                    <text:p>EC GM</text:p>
                  </text:list-item>
                  <text:list-item>
                    <text:p/>
                  </text:list-item>
                </text:list>
                <draw:g>
                  <svg:desc>czas.W107:czas.X107</svg:desc>
                </draw:g>
              </table:table-cell>
              <table:table-cell office:value-type="float" office:value="45.5361">
                <text:p>45.5361</text:p>
                <draw:g>
                  <svg:desc>czas.Y107:czas.AF107</svg:desc>
                </draw:g>
              </table:table-cell>
              <table:table-cell office:value-type="float" office:value="42.6042">
                <text:p>42.6042</text:p>
              </table:table-cell>
              <table:table-cell office:value-type="float" office:value="43.0207">
                <text:p>43.0207</text:p>
              </table:table-cell>
              <table:table-cell office:value-type="float" office:value="41.6275">
                <text:p>41.6275</text:p>
              </table:table-cell>
              <table:table-cell office:value-type="float" office:value="42.1445">
                <text:p>42.1445</text:p>
              </table:table-cell>
              <table:table-cell office:value-type="float" office:value="40.8201">
                <text:p>40.8201</text:p>
              </table:table-cell>
              <table:table-cell office:value-type="float" office:value="41.9867">
                <text:p>41.9867</text:p>
              </table:table-cell>
              <table:table-cell office:value-type="float" office:value="38.5565">
                <text:p>38.5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